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5802120" table:style-name="ce5">
            <text:p>5.802.120</text:p>
          </table:table-cell>
          <table:table-cell office:value-type="float" office:value="833000" table:style-name="ce5">
            <text:p>833.0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395200" table:style-name="ce5">
            <text:p>395.200</text:p>
          </table:table-cell>
          <table:table-cell office:value-type="float" office:value="8836120" table:style-name="ce6">
            <text:p>8.836.120</text:p>
          </table:table-cell>
          <table:table-cell office:value-type="float" office:value="8239799" table:style-name="ce6">
            <text:p>8.239.799</text:p>
          </table:table-cell>
          <table:table-cell office:value-type="percentage" office:value="0.9325132524230092" table:style-name="ce7">
            <text:p>93,3%</text:p>
          </table:table-cell>
          <table:table-cell office:value-type="float" office:value="4835879" table:style-name="ce5">
            <text:p>4.835.879</text:p>
          </table:table-cell>
          <table:table-cell office:value-type="float" office:value="3586202" table:style-name="ce5">
            <text:p>3.586.202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022895" table:style-name="ce5">
            <text:p>1.022.895</text:p>
          </table:table-cell>
          <table:table-cell office:value-type="float" office:value="136100" table:style-name="ce5">
            <text:p>136.100</text:p>
          </table:table-cell>
          <table:table-cell office:value-type="float" office:value="285700" table:style-name="ce5">
            <text:p>285.700</text:p>
          </table:table-cell>
          <table:table-cell office:value-type="float" office:value="50600" table:style-name="ce5">
            <text:p>50.600</text:p>
          </table:table-cell>
          <table:table-cell office:value-type="float" office:value="1495295" table:style-name="ce6">
            <text:p>1.495.295</text:p>
          </table:table-cell>
          <table:table-cell office:value-type="float" office:value="1338318" table:style-name="ce6">
            <text:p>1.338.318</text:p>
          </table:table-cell>
          <table:table-cell office:value-type="percentage" office:value="0.89501937744725957" table:style-name="ce7">
            <text:p>89,5%</text:p>
          </table:table-cell>
          <table:table-cell office:value-type="float" office:value="784618" table:style-name="ce5">
            <text:p>784.618</text:p>
          </table:table-cell>
          <table:table-cell office:value-type="float" office:value="616297" table:style-name="ce5">
            <text:p>616.297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867875" table:style-name="ce5">
            <text:p>867.875</text:p>
          </table:table-cell>
          <table:table-cell office:value-type="float" office:value="113200" table:style-name="ce5">
            <text:p>113.200</text:p>
          </table:table-cell>
          <table:table-cell office:value-type="float" office:value="233400" table:style-name="ce5">
            <text:p>233.400</text:p>
          </table:table-cell>
          <table:table-cell office:value-type="float" office:value="38900" table:style-name="ce5">
            <text:p>38.900</text:p>
          </table:table-cell>
          <table:table-cell office:value-type="float" office:value="1253375" table:style-name="ce6">
            <text:p>1.253.375</text:p>
          </table:table-cell>
          <table:table-cell office:value-type="float" office:value="1179375" table:style-name="ce6">
            <text:p>1.179.375</text:p>
          </table:table-cell>
          <table:table-cell office:value-type="percentage" office:value="0.94095940959409596" table:style-name="ce7">
            <text:p>94,1%</text:p>
          </table:table-cell>
          <table:table-cell office:value-type="float" office:value="680755" table:style-name="ce5">
            <text:p>680.755</text:p>
          </table:table-cell>
          <table:table-cell office:value-type="float" office:value="537646" table:style-name="ce5">
            <text:p>537.646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743310" table:style-name="ce5">
            <text:p>743.310</text:p>
          </table:table-cell>
          <table:table-cell office:value-type="float" office:value="106600" table:style-name="ce5">
            <text:p>106.600</text:p>
          </table:table-cell>
          <table:table-cell office:value-type="float" office:value="256400" table:style-name="ce5">
            <text:p>256.400</text:p>
          </table:table-cell>
          <table:table-cell office:value-type="float" office:value="48250" table:style-name="ce5">
            <text:p>48.250</text:p>
          </table:table-cell>
          <table:table-cell office:value-type="float" office:value="1154560" table:style-name="ce6">
            <text:p>1.154.560</text:p>
          </table:table-cell>
          <table:table-cell office:value-type="float" office:value="1041536" table:style-name="ce6">
            <text:p>1.041.536</text:p>
          </table:table-cell>
          <table:table-cell office:value-type="percentage" office:value="0.90210643015521064" table:style-name="ce7">
            <text:p>90,2%</text:p>
          </table:table-cell>
          <table:table-cell office:value-type="float" office:value="630402" table:style-name="ce5">
            <text:p>630.402</text:p>
          </table:table-cell>
          <table:table-cell office:value-type="float" office:value="462491" table:style-name="ce5">
            <text:p>462.491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422690" table:style-name="ce5">
            <text:p>1.422.690</text:p>
          </table:table-cell>
          <table:table-cell office:value-type="float" office:value="199900" table:style-name="ce5">
            <text:p>199.900</text:p>
          </table:table-cell>
          <table:table-cell office:value-type="float" office:value="503700" table:style-name="ce5">
            <text:p>503.700</text:p>
          </table:table-cell>
          <table:table-cell office:value-type="float" office:value="95100" table:style-name="ce5">
            <text:p>95.100</text:p>
          </table:table-cell>
          <table:table-cell office:value-type="float" office:value="2221390" table:style-name="ce6">
            <text:p>2.221.390</text:p>
          </table:table-cell>
          <table:table-cell office:value-type="float" office:value="1966528" table:style-name="ce6">
            <text:p>1.966.528</text:p>
          </table:table-cell>
          <table:table-cell office:value-type="percentage" office:value="0.88526913329041723" table:style-name="ce7">
            <text:p>88,5%</text:p>
          </table:table-cell>
          <table:table-cell office:value-type="float" office:value="1198442" table:style-name="ce5">
            <text:p>1.198.442</text:p>
          </table:table-cell>
          <table:table-cell office:value-type="float" office:value="857007" table:style-name="ce5">
            <text:p>857.007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51185" table:style-name="ce5">
            <text:p>451.185</text:p>
          </table:table-cell>
          <table:table-cell office:value-type="float" office:value="59700" table:style-name="ce5">
            <text:p>59.700</text:p>
          </table:table-cell>
          <table:table-cell office:value-type="float" office:value="130200" table:style-name="ce5">
            <text:p>130.200</text:p>
          </table:table-cell>
          <table:table-cell office:value-type="float" office:value="22200" table:style-name="ce5">
            <text:p>22.200</text:p>
          </table:table-cell>
          <table:table-cell office:value-type="float" office:value="663285" table:style-name="ce6">
            <text:p>663.285</text:p>
          </table:table-cell>
          <table:table-cell office:value-type="float" office:value="580969" table:style-name="ce6">
            <text:p>580.969</text:p>
          </table:table-cell>
          <table:table-cell office:value-type="percentage" office:value="0.87589648491975547" table:style-name="ce7">
            <text:p>87,6%</text:p>
          </table:table-cell>
          <table:table-cell office:value-type="float" office:value="339682" table:style-name="ce5">
            <text:p>339.682</text:p>
          </table:table-cell>
          <table:table-cell office:value-type="float" office:value="257496" table:style-name="ce5">
            <text:p>257.496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032005" table:style-name="ce5">
            <text:p>2.032.005</text:p>
          </table:table-cell>
          <table:table-cell office:value-type="float" office:value="273800" table:style-name="ce5">
            <text:p>273.800</text:p>
          </table:table-cell>
          <table:table-cell office:value-type="float" office:value="514400" table:style-name="ce5">
            <text:p>514.400</text:p>
          </table:table-cell>
          <table:table-cell office:value-type="float" office:value="91500" table:style-name="ce5">
            <text:p>91.500</text:p>
          </table:table-cell>
          <table:table-cell office:value-type="float" office:value="2911705" table:style-name="ce6">
            <text:p>2.911.705</text:p>
          </table:table-cell>
          <table:table-cell office:value-type="float" office:value="2548235" table:style-name="ce6">
            <text:p>2.548.235</text:p>
          </table:table-cell>
          <table:table-cell office:value-type="percentage" office:value="0.87516935953333186" table:style-name="ce7">
            <text:p>87,5%</text:p>
          </table:table-cell>
          <table:table-cell office:value-type="float" office:value="1482374" table:style-name="ce5">
            <text:p>1.482.374</text:p>
          </table:table-cell>
          <table:table-cell office:value-type="float" office:value="1171193" table:style-name="ce5">
            <text:p>1.171.193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496295" table:style-name="ce5">
            <text:p>1.496.295</text:p>
          </table:table-cell>
          <table:table-cell office:value-type="float" office:value="212900" table:style-name="ce5">
            <text:p>212.900</text:p>
          </table:table-cell>
          <table:table-cell office:value-type="float" office:value="460900" table:style-name="ce5">
            <text:p>460.900</text:p>
          </table:table-cell>
          <table:table-cell office:value-type="float" office:value="78225" table:style-name="ce5">
            <text:p>78.225</text:p>
          </table:table-cell>
          <table:table-cell office:value-type="float" office:value="2248320" table:style-name="ce6">
            <text:p>2.248.320</text:p>
          </table:table-cell>
          <table:table-cell office:value-type="float" office:value="2010141" table:style-name="ce6">
            <text:p>2.010.141</text:p>
          </table:table-cell>
          <table:table-cell office:value-type="percentage" office:value="0.89406356746370619" table:style-name="ce7">
            <text:p>89,4%</text:p>
          </table:table-cell>
          <table:table-cell office:value-type="float" office:value="1214780" table:style-name="ce5">
            <text:p>1.214.780</text:p>
          </table:table-cell>
          <table:table-cell office:value-type="float" office:value="865323" table:style-name="ce5">
            <text:p>865.323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5499620" table:style-name="ce5">
            <text:p>5.499.620</text:p>
          </table:table-cell>
          <table:table-cell office:value-type="float" office:value="762200" table:style-name="ce5">
            <text:p>762.2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36200" table:style-name="ce5">
            <text:p>336.200</text:p>
          </table:table-cell>
          <table:table-cell office:value-type="float" office:value="8296120" table:style-name="ce6">
            <text:p>8.296.120</text:p>
          </table:table-cell>
          <table:table-cell office:value-type="float" office:value="7439397" table:style-name="ce6">
            <text:p>7.439.397</text:p>
          </table:table-cell>
          <table:table-cell office:value-type="percentage" office:value="0.89673208680684469" table:style-name="ce7">
            <text:p>89,7%</text:p>
          </table:table-cell>
          <table:table-cell office:value-type="float" office:value="4427660" table:style-name="ce5">
            <text:p>4.427.660</text:p>
          </table:table-cell>
          <table:table-cell office:value-type="float" office:value="3332013" table:style-name="ce5">
            <text:p>3.332.013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504340" table:style-name="ce5">
            <text:p>3.504.340</text:p>
          </table:table-cell>
          <table:table-cell office:value-type="float" office:value="486400" table:style-name="ce5">
            <text:p>486.4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250250" table:style-name="ce5">
            <text:p>250.250</text:p>
          </table:table-cell>
          <table:table-cell office:value-type="float" office:value="5250790" table:style-name="ce6">
            <text:p>5.250.790</text:p>
          </table:table-cell>
          <table:table-cell office:value-type="float" office:value="4671818" table:style-name="ce6">
            <text:p>4.671.818</text:p>
          </table:table-cell>
          <table:table-cell office:value-type="percentage" office:value="0.88973621112251677" table:style-name="ce7">
            <text:p>89,0%</text:p>
          </table:table-cell>
          <table:table-cell office:value-type="float" office:value="2724359" table:style-name="ce5">
            <text:p>2.724.359</text:p>
          </table:table-cell>
          <table:table-cell office:value-type="float" office:value="2104882" table:style-name="ce5">
            <text:p>2.104.882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822005" table:style-name="ce5">
            <text:p>822.005</text:p>
          </table:table-cell>
          <table:table-cell office:value-type="float" office:value="108100" table:style-name="ce5">
            <text:p>108.100</text:p>
          </table:table-cell>
          <table:table-cell office:value-type="float" office:value="228000" table:style-name="ce5">
            <text:p>228.000</text:p>
          </table:table-cell>
          <table:table-cell office:value-type="float" office:value="40500" table:style-name="ce5">
            <text:p>40.500</text:p>
          </table:table-cell>
          <table:table-cell office:value-type="float" office:value="1198605" table:style-name="ce6">
            <text:p>1.198.605</text:p>
          </table:table-cell>
          <table:table-cell office:value-type="float" office:value="1130966" table:style-name="ce6">
            <text:p>1.130.966</text:p>
          </table:table-cell>
          <table:table-cell office:value-type="percentage" office:value="0.94356856512362286" table:style-name="ce7">
            <text:p>94,4%</text:p>
          </table:table-cell>
          <table:table-cell office:value-type="float" office:value="669245" table:style-name="ce5">
            <text:p>669.245</text:p>
          </table:table-cell>
          <table:table-cell office:value-type="float" office:value="514945" table:style-name="ce5">
            <text:p>514.945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200885" table:style-name="ce5">
            <text:p>2.200.885</text:p>
          </table:table-cell>
          <table:table-cell office:value-type="float" office:value="288200" table:style-name="ce5">
            <text:p>288.200</text:p>
          </table:table-cell>
          <table:table-cell office:value-type="float" office:value="595400" table:style-name="ce5">
            <text:p>595.400</text:p>
          </table:table-cell>
          <table:table-cell office:value-type="float" office:value="103200" table:style-name="ce5">
            <text:p>103.200</text:p>
          </table:table-cell>
          <table:table-cell office:value-type="float" office:value="3187685" table:style-name="ce6">
            <text:p>3.187.685</text:p>
          </table:table-cell>
          <table:table-cell office:value-type="float" office:value="2961767" table:style-name="ce6">
            <text:p>2.961.767</text:p>
          </table:table-cell>
          <table:table-cell office:value-type="percentage" office:value="0.92912787806825325" table:style-name="ce7">
            <text:p>92,9%</text:p>
          </table:table-cell>
          <table:table-cell office:value-type="float" office:value="1762622" table:style-name="ce5">
            <text:p>1.762.622</text:p>
          </table:table-cell>
          <table:table-cell office:value-type="float" office:value="1329836" table:style-name="ce5">
            <text:p>1.329.836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42255" table:style-name="ce5">
            <text:p>242.255</text:p>
          </table:table-cell>
          <table:table-cell office:value-type="float" office:value="32100" table:style-name="ce5">
            <text:p>32.100</text:p>
          </table:table-cell>
          <table:table-cell office:value-type="float" office:value="61400" table:style-name="ce5">
            <text:p>61.400</text:p>
          </table:table-cell>
          <table:table-cell office:value-type="float" office:value="12550" table:style-name="ce5">
            <text:p>12.550</text:p>
          </table:table-cell>
          <table:table-cell office:value-type="float" office:value="348305" table:style-name="ce6">
            <text:p>348.305</text:p>
          </table:table-cell>
          <table:table-cell office:value-type="float" office:value="305362" table:style-name="ce6">
            <text:p>305.362</text:p>
          </table:table-cell>
          <table:table-cell office:value-type="percentage" office:value="0.87670863180258685" table:style-name="ce7">
            <text:p>87,7%</text:p>
          </table:table-cell>
          <table:table-cell office:value-type="float" office:value="174150" table:style-name="ce5">
            <text:p>174.150</text:p>
          </table:table-cell>
          <table:table-cell office:value-type="float" office:value="147762" table:style-name="ce5">
            <text:p>147.762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4669395" table:style-name="ce5">
            <text:p>4.669.395</text:p>
          </table:table-cell>
          <table:table-cell office:value-type="float" office:value="672900" table:style-name="ce5">
            <text:p>672.900</text:p>
          </table:table-cell>
          <table:table-cell office:value-type="float" office:value="1509400" table:style-name="ce5">
            <text:p>1.509.400</text:p>
          </table:table-cell>
          <table:table-cell office:value-type="float" office:value="292000" table:style-name="ce5">
            <text:p>292.000</text:p>
          </table:table-cell>
          <table:table-cell office:value-type="float" office:value="7143695" table:style-name="ce6">
            <text:p>7.143.695</text:p>
          </table:table-cell>
          <table:table-cell office:value-type="float" office:value="5950571" table:style-name="ce6">
            <text:p>5.950.571</text:p>
          </table:table-cell>
          <table:table-cell office:value-type="percentage" office:value="0.83298223118428205" table:style-name="ce7">
            <text:p>83,3%</text:p>
          </table:table-cell>
          <table:table-cell office:value-type="float" office:value="3609460" table:style-name="ce5">
            <text:p>3.609.460</text:p>
          </table:table-cell>
          <table:table-cell office:value-type="float" office:value="2705029" table:style-name="ce5">
            <text:p>2.705.029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022135" table:style-name="ce5">
            <text:p>1.022.135</text:p>
          </table:table-cell>
          <table:table-cell office:value-type="float" office:value="142200" table:style-name="ce5">
            <text:p>142.200</text:p>
          </table:table-cell>
          <table:table-cell office:value-type="float" office:value="259900" table:style-name="ce5">
            <text:p>259.900</text:p>
          </table:table-cell>
          <table:table-cell office:value-type="float" office:value="83100" table:style-name="ce5">
            <text:p>83.100</text:p>
          </table:table-cell>
          <table:table-cell office:value-type="float" office:value="1507335" table:style-name="ce6">
            <text:p>1.507.335</text:p>
          </table:table-cell>
          <table:table-cell office:value-type="float" office:value="1361292" table:style-name="ce6">
            <text:p>1.361.292</text:p>
          </table:table-cell>
          <table:table-cell office:value-type="percentage" office:value="0.90311178337927533" table:style-name="ce7">
            <text:p>90,3%</text:p>
          </table:table-cell>
          <table:table-cell office:value-type="float" office:value="806558" table:style-name="ce5">
            <text:p>806.558</text:p>
          </table:table-cell>
          <table:table-cell office:value-type="float" office:value="606108" table:style-name="ce5">
            <text:p>606.108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480435" table:style-name="ce5">
            <text:p>480.435</text:p>
          </table:table-cell>
          <table:table-cell office:value-type="float" office:value="68600" table:style-name="ce5">
            <text:p>68.600</text:p>
          </table:table-cell>
          <table:table-cell office:value-type="float" office:value="145700" table:style-name="ce5">
            <text:p>145.700</text:p>
          </table:table-cell>
          <table:table-cell office:value-type="float" office:value="25250" table:style-name="ce5">
            <text:p>25.250</text:p>
          </table:table-cell>
          <table:table-cell office:value-type="float" office:value="719985" table:style-name="ce6">
            <text:p>719.985</text:p>
          </table:table-cell>
          <table:table-cell office:value-type="float" office:value="651110" table:style-name="ce6">
            <text:p>651.110</text:p>
          </table:table-cell>
          <table:table-cell office:value-type="percentage" office:value="0.90433828482537826" table:style-name="ce7">
            <text:p>90,4%</text:p>
          </table:table-cell>
          <table:table-cell office:value-type="float" office:value="393081" table:style-name="ce5">
            <text:p>393.081</text:p>
          </table:table-cell>
          <table:table-cell office:value-type="float" office:value="295412" table:style-name="ce5">
            <text:p>295.412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679940" table:style-name="ce5">
            <text:p>1.679.940</text:p>
          </table:table-cell>
          <table:table-cell office:value-type="float" office:value="222600" table:style-name="ce5">
            <text:p>222.600</text:p>
          </table:table-cell>
          <table:table-cell office:value-type="float" office:value="549600" table:style-name="ce5">
            <text:p>549.600</text:p>
          </table:table-cell>
          <table:table-cell office:value-type="float" office:value="84750" table:style-name="ce5">
            <text:p>84.750</text:p>
          </table:table-cell>
          <table:table-cell office:value-type="float" office:value="2536890" table:style-name="ce6">
            <text:p>2.536.890</text:p>
          </table:table-cell>
          <table:table-cell office:value-type="float" office:value="2245623" table:style-name="ce6">
            <text:p>2.245.623</text:p>
          </table:table-cell>
          <table:table-cell office:value-type="percentage" office:value="0.88518737509312584" table:style-name="ce7">
            <text:p>88,5%</text:p>
          </table:table-cell>
          <table:table-cell office:value-type="float" office:value="1364219" table:style-name="ce5">
            <text:p>1.364.219</text:p>
          </table:table-cell>
          <table:table-cell office:value-type="float" office:value="1004266" table:style-name="ce5">
            <text:p>1.004.266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54630" table:style-name="ce5">
            <text:p>54.630</text:p>
          </table:table-cell>
          <table:table-cell office:value-type="float" office:value="7900" table:style-name="ce5">
            <text:p>7.900</text:p>
          </table:table-cell>
          <table:table-cell office:value-type="float" office:value="18100" table:style-name="ce5">
            <text:p>18.100</text:p>
          </table:table-cell>
          <table:table-cell office:value-type="float" office:value="3150" table:style-name="ce5">
            <text:p>3.150</text:p>
          </table:table-cell>
          <table:table-cell office:value-type="float" office:value="83780" table:style-name="ce6">
            <text:p>83.780</text:p>
          </table:table-cell>
          <table:table-cell office:value-type="float" office:value="76356" table:style-name="ce6">
            <text:p>76.356</text:p>
          </table:table-cell>
          <table:table-cell office:value-type="percentage" office:value="0.91138696586297441" table:style-name="ce7">
            <text:p>91,1%</text:p>
          </table:table-cell>
          <table:table-cell office:value-type="float" office:value="47590" table:style-name="ce5">
            <text:p>47.590</text:p>
          </table:table-cell>
          <table:table-cell office:value-type="float" office:value="33009" table:style-name="ce5">
            <text:p>33.009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54630" table:style-name="ce5">
            <text:p>54.630</text:p>
          </table:table-cell>
          <table:table-cell office:value-type="float" office:value="7800" table:style-name="ce5">
            <text:p>7.800</text:p>
          </table:table-cell>
          <table:table-cell office:value-type="float" office:value="15100" table:style-name="ce5">
            <text:p>15.100</text:p>
          </table:table-cell>
          <table:table-cell office:value-type="float" office:value="4250" table:style-name="ce5">
            <text:p>4.250</text:p>
          </table:table-cell>
          <table:table-cell office:value-type="float" office:value="81780" table:style-name="ce6">
            <text:p>81.780</text:p>
          </table:table-cell>
          <table:table-cell office:value-type="float" office:value="70511" table:style-name="ce6">
            <text:p>70.511</text:p>
          </table:table-cell>
          <table:table-cell office:value-type="percentage" office:value="0.86220347273171927" table:style-name="ce7">
            <text:p>86,2%</text:p>
          </table:table-cell>
          <table:table-cell office:value-type="float" office:value="43896" table:style-name="ce5">
            <text:p>43.896</text:p>
          </table:table-cell>
          <table:table-cell office:value-type="float" office:value="32517" table:style-name="ce5">
            <text:p>32.517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6392" table:style-name="ce5">
            <text:p>46.392</text:p>
          </table:table-cell>
          <table:table-cell office:value-type="float" office:value="16300" table:style-name="ce5">
            <text:p>16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70792" table:style-name="ce6">
            <text:p>170.792</text:p>
          </table:table-cell>
          <table:table-cell office:value-type="float" office:value="152906" table:style-name="ce6">
            <text:p>152.906</text:p>
          </table:table-cell>
          <table:table-cell office:value-type="percentage" office:value="0.89527612534544943" table:style-name="ce7">
            <text:p>89,5%</text:p>
          </table:table-cell>
          <table:table-cell office:value-type="float" office:value="85715" table:style-name="ce5">
            <text:p>85.715</text:p>
          </table:table-cell>
          <table:table-cell office:value-type="float" office:value="68132" table:style-name="ce5">
            <text:p>68.132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2490" table:style-name="ce5">
            <text:p>2.490</text:p>
          </table:table-cell>
          <table:table-cell office:value-type="float" office:value="0" table:style-name="ce5">
            <text:p>0</text:p>
          </table:table-cell>
          <table:table-cell office:value-type="float" office:value="2030" table:style-name="ce5">
            <text:p>2.030</text:p>
          </table:table-cell>
          <table:table-cell office:value-type="float" office:value="4520" table:style-name="ce6">
            <text:p>4.520</text:p>
          </table:table-cell>
          <table:table-cell office:value-type="float" office:value="1904" table:style-name="ce6">
            <text:p>1.904</text:p>
          </table:table-cell>
          <table:table-cell office:value-type="percentage" office:value="0.42123893805309737" table:style-name="ce7">
            <text:p>42,1%</text:p>
          </table:table-cell>
          <table:table-cell office:value-type="float" office:value="1640" table:style-name="ce5">
            <text:p>1.640</text:p>
          </table:table-cell>
          <table:table-cell office:value-type="float" office:value="939" table:style-name="ce5">
            <text:p>939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4115037" table:style-name="ce11">
            <text:p>34.115.037</text:p>
          </table:table-cell>
          <table:table-cell office:value-type="float" office:value="4752990" table:style-name="ce12">
            <text:p>4.752.990</text:p>
          </table:table-cell>
          <table:table-cell office:value-type="float" office:value="10387100" table:style-name="ce13">
            <text:p>10.387.100</text:p>
          </table:table-cell>
          <table:table-cell office:value-type="float" office:value="2059205" table:style-name="ce14">
            <text:p>2.059.205</text:p>
          </table:table-cell>
          <table:table-cell office:value-type="float" office:value="51314332" table:style-name="ce15">
            <text:p>51.314.332</text:p>
          </table:table-cell>
          <table:table-cell office:value-type="float" office:value="45924484" table:style-name="ce15">
            <text:p>45.924.484</text:p>
          </table:table-cell>
          <table:table-cell office:value-type="percentage" office:value="0.89496408137983752" table:style-name="ce16">
            <text:p>89,5%</text:p>
          </table:table-cell>
          <table:table-cell office:value-type="float" office:value="27277127" table:style-name="ce15">
            <text:p>27.277.127</text:p>
          </table:table-cell>
          <table:table-cell office:value-type="float" office:value="20528505" table:style-name="ce15">
            <text:p>20.528.505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211069" table:style-name="ce23">
            <text:p>4.211.069</text:p>
          </table:table-cell>
          <table:table-cell office:value-type="percentage" office:value="0.90948298111152936" table:style-name="ce24">
            <text:p>90,9%</text:p>
          </table:table-cell>
          <table:table-cell office:value-type="float" office:value="3335870" table:style-name="ce23">
            <text:p>3.335.870</text:p>
          </table:table-cell>
          <table:table-cell office:value-type="percentage" office:value="0.72046242704655694" table:style-name="ce24">
            <text:p>72,0%</text:p>
          </table:table-cell>
          <table:table-cell office:value-type="date" office:date-value="2021-07-07T00:00:00" table:style-name="ce25">
            <text:p>0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08749" table:style-name="ce5">
            <text:p>708.749</text:p>
          </table:table-cell>
          <table:table-cell office:value-type="percentage" office:value="0.90018391084896199" table:style-name="ce26">
            <text:p>90,0%</text:p>
          </table:table-cell>
          <table:table-cell office:value-type="float" office:value="570440" table:style-name="ce5">
            <text:p>570.440</text:p>
          </table:table-cell>
          <table:table-cell office:value-type="percentage" office:value="0.72451729752660232" table:style-name="ce26">
            <text:p>72,5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22981" table:style-name="ce5">
            <text:p>622.981</text:p>
          </table:table-cell>
          <table:table-cell office:value-type="percentage" office:value="0.92107220213937746" table:style-name="ce26">
            <text:p>92,1%</text:p>
          </table:table-cell>
          <table:table-cell office:value-type="float" office:value="511255" table:style-name="ce5">
            <text:p>511.255</text:p>
          </table:table-cell>
          <table:table-cell office:value-type="percentage" office:value="0.75588624485300093" table:style-name="ce26">
            <text:p>75,6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07269" table:style-name="ce5">
            <text:p>507.269</text:p>
          </table:table-cell>
          <table:table-cell office:value-type="percentage" office:value="0.81915615139408782" table:style-name="ce26">
            <text:p>81,9%</text:p>
          </table:table-cell>
          <table:table-cell office:value-type="float" office:value="423449" table:style-name="ce5">
            <text:p>423.449</text:p>
          </table:table-cell>
          <table:table-cell office:value-type="percentage" office:value="0.68380061299167716" table:style-name="ce26">
            <text:p>68,4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03795" table:style-name="ce5">
            <text:p>1.003.795</text:p>
          </table:table-cell>
          <table:table-cell office:value-type="percentage" office:value="0.82393426879368292" table:style-name="ce26">
            <text:p>82,4%</text:p>
          </table:table-cell>
          <table:table-cell office:value-type="float" office:value="785530" table:style-name="ce5">
            <text:p>785.530</text:p>
          </table:table-cell>
          <table:table-cell office:value-type="percentage" office:value="0.64477815307458375" table:style-name="ce26">
            <text:p>64,5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23025" table:style-name="ce5">
            <text:p>323.025</text:p>
          </table:table-cell>
          <table:table-cell office:value-type="percentage" office:value="0.8993251407348839" table:style-name="ce26">
            <text:p>89,9%</text:p>
          </table:table-cell>
          <table:table-cell office:value-type="float" office:value="243658" table:style-name="ce5">
            <text:p>243.658</text:p>
          </table:table-cell>
          <table:table-cell office:value-type="percentage" office:value="0.67836162879399531" table:style-name="ce26">
            <text:p>67,8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397572" table:style-name="ce5">
            <text:p>1.397.572</text:p>
          </table:table-cell>
          <table:table-cell office:value-type="percentage" office:value="0.91218062269192657" table:style-name="ce26">
            <text:p>91,2%</text:p>
          </table:table-cell>
          <table:table-cell office:value-type="float" office:value="1112227" table:style-name="ce5">
            <text:p>1.112.227</text:p>
          </table:table-cell>
          <table:table-cell office:value-type="percentage" office:value="0.72593892653457104" table:style-name="ce26">
            <text:p>72,6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46270" table:style-name="ce5">
            <text:p>1.046.270</text:p>
          </table:table-cell>
          <table:table-cell office:value-type="percentage" office:value="0.90915015528031273" table:style-name="ce26">
            <text:p>90,9%</text:p>
          </table:table-cell>
          <table:table-cell office:value-type="float" office:value="818097" table:style-name="ce5">
            <text:p>818.097</text:p>
          </table:table-cell>
          <table:table-cell office:value-type="percentage" office:value="0.71088057058346121" table:style-name="ce26">
            <text:p>71,1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748394" table:style-name="ce5">
            <text:p>3.748.394</text:p>
          </table:table-cell>
          <table:table-cell office:value-type="percentage" office:value="0.86595849426847948" table:style-name="ce26">
            <text:p>86,6%</text:p>
          </table:table-cell>
          <table:table-cell office:value-type="float" office:value="3061843" table:style-name="ce5">
            <text:p>3.061.843</text:p>
          </table:table-cell>
          <table:table-cell office:value-type="percentage" office:value="0.70735065576523815" table:style-name="ce26">
            <text:p>70,7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558735" table:style-name="ce5">
            <text:p>2.558.735</text:p>
          </table:table-cell>
          <table:table-cell office:value-type="percentage" office:value="0.88261367630628451" table:style-name="ce26">
            <text:p>88,3%</text:p>
          </table:table-cell>
          <table:table-cell office:value-type="float" office:value="1989826" table:style-name="ce5">
            <text:p>1.989.826</text:p>
          </table:table-cell>
          <table:table-cell office:value-type="percentage" office:value="0.68637339977364942" table:style-name="ce26">
            <text:p>68,6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94317" table:style-name="ce5">
            <text:p>594.317</text:p>
          </table:table-cell>
          <table:table-cell office:value-type="percentage" office:value="0.95566565040650409" table:style-name="ce26">
            <text:p>95,6%</text:p>
          </table:table-cell>
          <table:table-cell office:value-type="float" office:value="486306" table:style-name="ce5">
            <text:p>486.306</text:p>
          </table:table-cell>
          <table:table-cell office:value-type="percentage" office:value="0.78198325100339616" table:style-name="ce26">
            <text:p>78,2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18314" table:style-name="ce5">
            <text:p>1.618.314</text:p>
          </table:table-cell>
          <table:table-cell office:value-type="percentage" office:value="0.94082498643974977" table:style-name="ce26">
            <text:p>94,1%</text:p>
          </table:table-cell>
          <table:table-cell office:value-type="float" office:value="1269694" table:style-name="ce5">
            <text:p>1.269.694</text:p>
          </table:table-cell>
          <table:table-cell office:value-type="percentage" office:value="0.73815084114246776" table:style-name="ce26">
            <text:p>73,8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64033" table:style-name="ce5">
            <text:p>164.033</text:p>
          </table:table-cell>
          <table:table-cell office:value-type="percentage" office:value="0.86945897668304528" table:style-name="ce26">
            <text:p>86,9%</text:p>
          </table:table-cell>
          <table:table-cell office:value-type="float" office:value="139227" table:style-name="ce5">
            <text:p>139.227</text:p>
          </table:table-cell>
          <table:table-cell office:value-type="percentage" office:value="0.73797446213048801" table:style-name="ce26">
            <text:p>73,8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230731" table:style-name="ce5">
            <text:p>3.230.731</text:p>
          </table:table-cell>
          <table:table-cell office:value-type="percentage" office:value="0.86561860310587635" table:style-name="ce26">
            <text:p>86,6%</text:p>
          </table:table-cell>
          <table:table-cell office:value-type="float" office:value="2488804" table:style-name="ce5">
            <text:p>2.488.804</text:p>
          </table:table-cell>
          <table:table-cell office:value-type="percentage" office:value="0.66683207047702742" table:style-name="ce26">
            <text:p>66,7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10995" table:style-name="ce5">
            <text:p>710.995</text:p>
          </table:table-cell>
          <table:table-cell office:value-type="percentage" office:value="0.90343358001097851" table:style-name="ce26">
            <text:p>90,3%</text:p>
          </table:table-cell>
          <table:table-cell office:value-type="float" office:value="564193" table:style-name="ce5">
            <text:p>564.193</text:p>
          </table:table-cell>
          <table:table-cell office:value-type="percentage" office:value="0.71689801166975009" table:style-name="ce26">
            <text:p>71,7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3422" table:style-name="ce5">
            <text:p>343.422</text:p>
          </table:table-cell>
          <table:table-cell office:value-type="percentage" office:value="0.91457744115814199" table:style-name="ce26">
            <text:p>91,5%</text:p>
          </table:table-cell>
          <table:table-cell office:value-type="float" office:value="275079" table:style-name="ce5">
            <text:p>275.079</text:p>
          </table:table-cell>
          <table:table-cell office:value-type="percentage" office:value="0.73257114551875113" table:style-name="ce26">
            <text:p>73,3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33799" table:style-name="ce5">
            <text:p>1.233.799</text:p>
          </table:table-cell>
          <table:table-cell office:value-type="percentage" office:value="0.91172354166974567" table:style-name="ce26">
            <text:p>91,2%</text:p>
          </table:table-cell>
          <table:table-cell office:value-type="float" office:value="936861" table:style-name="ce5">
            <text:p>936.861</text:p>
          </table:table-cell>
          <table:table-cell office:value-type="percentage" office:value="0.69229933641724428" table:style-name="ce26">
            <text:p>69,2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788" table:style-name="ce5">
            <text:p>32.788</text:p>
          </table:table-cell>
          <table:table-cell office:value-type="percentage" office:value="0.84119246754579502" table:style-name="ce26">
            <text:p>84,1%</text:p>
          </table:table-cell>
          <table:table-cell office:value-type="float" office:value="28326" table:style-name="ce5">
            <text:p>28.326</text:p>
          </table:table-cell>
          <table:table-cell office:value-type="percentage" office:value="0.7267176355893068" table:style-name="ce26">
            <text:p>72,7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176" table:style-name="ce5">
            <text:p>30.176</text:p>
          </table:table-cell>
          <table:table-cell office:value-type="percentage" office:value="0.81063801208865005" table:style-name="ce26">
            <text:p>81,1%</text:p>
          </table:table-cell>
          <table:table-cell office:value-type="float" office:value="27305" table:style-name="ce5">
            <text:p>27.305</text:p>
          </table:table-cell>
          <table:table-cell office:value-type="percentage" office:value="0.73351242444593689" table:style-name="ce26">
            <text:p>73,4%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3513" table:style-name="ce5">
            <text:p>33.513</text:p>
          </table:table-cell>
          <table:table-cell office:value-type="string" table:style-name="ce26">
            <text:p>-</text:p>
          </table:table-cell>
          <table:table-cell office:value-type="float" office:value="28560" table:style-name="ce5">
            <text:p>28.560</text:p>
          </table:table-cell>
          <table:table-cell office:value-type="string" table:style-name="ce26">
            <text:p>-</text:p>
          </table:table-cell>
          <table:table-cell office:value-type="date" office:date-value="2021-07-07T00:00:00" table:style-name="ce8">
            <text:p>07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776" table:style-name="ce5">
            <text:p>776</text:p>
          </table:table-cell>
          <table:table-cell office:value-type="string" table:style-name="ce26">
            <text:p>-</text:p>
          </table:table-cell>
          <table:table-cell office:value-type="float" office:value="549" table:style-name="ce5">
            <text:p>549</text:p>
          </table:table-cell>
          <table:table-cell office:value-type="string" table:style-name="ce26">
            <text:p>-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120723" table:style-name="ce15">
            <text:p>24.120.723</text:p>
          </table:table-cell>
          <table:table-cell office:value-type="percentage" office:value="0.89150782200744538" table:style-name="ce16">
            <text:p>89,2%</text:p>
          </table:table-cell>
          <table:table-cell office:value-type="float" office:value="19097099" table:style-name="ce15">
            <text:p>19.097.099</text:p>
          </table:table-cell>
          <table:table-cell office:value-type="percentage" office:value="0.70583345018930665" table:style-name="ce16">
            <text:p>70,6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1964" table:style-name="ce35">
            <text:p>431.964</text:p>
          </table:table-cell>
          <table:table-cell office:value-type="percentage" office:value="1" table:style-name="ce36">
            <text:p>100,0%</text:p>
          </table:table-cell>
          <table:table-cell office:value-type="float" office:value="648483" table:style-name="ce35">
            <text:p>648.483</text:p>
          </table:table-cell>
          <table:table-cell office:value-type="percentage" office:value="0.99708171056657557" table:style-name="ce36">
            <text:p>99,7%</text:p>
          </table:table-cell>
          <table:table-cell office:value-type="float" office:value="888863" table:style-name="ce35">
            <text:p>888.863</text:p>
          </table:table-cell>
          <table:table-cell office:value-type="percentage" office:value="0.97021875310403238" table:style-name="ce36">
            <text:p>97,0%</text:p>
          </table:table-cell>
          <table:table-cell office:value-type="float" office:value="1146465" table:style-name="ce35">
            <text:p>1.146.465</text:p>
          </table:table-cell>
          <table:table-cell office:value-type="percentage" office:value="0.90628139770011729" table:style-name="ce36">
            <text:p>90,6%</text:p>
          </table:table-cell>
          <table:table-cell office:value-type="float" office:value="1095294" table:style-name="ce35">
            <text:p>1.095.294</text:p>
          </table:table-cell>
          <table:table-cell office:value-type="percentage" office:value="0.79076090487858763" table:style-name="ce36">
            <text:p>79,1%</text:p>
          </table:table-cell>
          <table:table-cell office:value-type="float" office:value="503099" table:style-name="ce35">
            <text:p>503.099</text:p>
          </table:table-cell>
          <table:table-cell office:value-type="percentage" office:value="0.44123092358735222" table:style-name="ce36">
            <text:p>44,1%</text:p>
          </table:table-cell>
          <table:table-cell office:value-type="float" office:value="115679" table:style-name="ce35">
            <text:p>115.679</text:p>
          </table:table-cell>
          <table:table-cell office:value-type="percentage" office:value="0.12456389338754695" table:style-name="ce36">
            <text:p>12,5%</text:p>
          </table:table-cell>
          <table:table-cell office:value-type="float" office:value="6032" table:style-name="ce35">
            <text:p>6.032</text:p>
          </table:table-cell>
          <table:table-cell office:value-type="percentage" office:value="8.0116136521509295E-3" table:style-name="ce36">
            <text:p>0,8%</text:p>
          </table:table-cell>
          <table:table-cell office:value-type="float" office:value="4835879" table:style-name="ce35">
            <text:p>4.835.879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4893924093948252" table:style-name="ce36">
            <text:p>64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785" table:style-name="ce38">
            <text:p>100.785</text:p>
          </table:table-cell>
          <table:table-cell office:value-type="percentage" office:value="1" table:style-name="ce39">
            <text:p>100,0%</text:p>
          </table:table-cell>
          <table:table-cell office:value-type="float" office:value="118273" table:style-name="ce38">
            <text:p>118.273</text:p>
          </table:table-cell>
          <table:table-cell office:value-type="percentage" office:value="0.99426673952334921" table:style-name="ce39">
            <text:p>99,4%</text:p>
          </table:table-cell>
          <table:table-cell office:value-type="float" office:value="149441" table:style-name="ce38">
            <text:p>149.441</text:p>
          </table:table-cell>
          <table:table-cell office:value-type="percentage" office:value="0.95570676677304034" table:style-name="ce39">
            <text:p>95,6%</text:p>
          </table:table-cell>
          <table:table-cell office:value-type="float" office:value="174863" table:style-name="ce38">
            <text:p>174.863</text:p>
          </table:table-cell>
          <table:table-cell office:value-type="percentage" office:value="0.88196160713385052" table:style-name="ce39">
            <text:p>88,2%</text:p>
          </table:table-cell>
          <table:table-cell office:value-type="float" office:value="165387" table:style-name="ce38">
            <text:p>165.387</text:p>
          </table:table-cell>
          <table:table-cell office:value-type="percentage" office:value="0.76944585308663227" table:style-name="ce39">
            <text:p>76,9%</text:p>
          </table:table-cell>
          <table:table-cell office:value-type="float" office:value="55119" table:style-name="ce38">
            <text:p>55.119</text:p>
          </table:table-cell>
          <table:table-cell office:value-type="percentage" office:value="0.33550637303239472" table:style-name="ce39">
            <text:p>33,6%</text:p>
          </table:table-cell>
          <table:table-cell office:value-type="float" office:value="19060" table:style-name="ce38">
            <text:p>19.060</text:p>
          </table:table-cell>
          <table:table-cell office:value-type="percentage" office:value="0.14616452327819571" table:style-name="ce39">
            <text:p>14,6%</text:p>
          </table:table-cell>
          <table:table-cell office:value-type="float" office:value="1690" table:style-name="ce38">
            <text:p>1.690</text:p>
          </table:table-cell>
          <table:table-cell office:value-type="percentage" office:value="1.639042178665296E-2" table:style-name="ce39">
            <text:p>1,6%</text:p>
          </table:table-cell>
          <table:table-cell office:value-type="float" office:value="784618" table:style-name="ce38">
            <text:p>784.618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6205002978566141" table:style-name="ce39">
            <text:p>66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567" table:style-name="ce38">
            <text:p>88.567</text:p>
          </table:table-cell>
          <table:table-cell office:value-type="percentage" office:value="1" table:style-name="ce39">
            <text:p>100,0%</text:p>
          </table:table-cell>
          <table:table-cell office:value-type="float" office:value="113600" table:style-name="ce38">
            <text:p>113.600</text:p>
          </table:table-cell>
          <table:table-cell office:value-type="percentage" office:value="1" table:style-name="ce39">
            <text:p>100,0%</text:p>
          </table:table-cell>
          <table:table-cell office:value-type="float" office:value="142516" table:style-name="ce38">
            <text:p>142.516</text:p>
          </table:table-cell>
          <table:table-cell office:value-type="percentage" office:value="0.95231603987918634" table:style-name="ce39">
            <text:p>95,2%</text:p>
          </table:table-cell>
          <table:table-cell office:value-type="float" office:value="144818" table:style-name="ce38">
            <text:p>144.818</text:p>
          </table:table-cell>
          <table:table-cell office:value-type="percentage" office:value="0.8903931876172031" table:style-name="ce39">
            <text:p>89,0%</text:p>
          </table:table-cell>
          <table:table-cell office:value-type="float" office:value="133480" table:style-name="ce38">
            <text:p>133.480</text:p>
          </table:table-cell>
          <table:table-cell office:value-type="percentage" office:value="0.79931494134484682" table:style-name="ce39">
            <text:p>79,9%</text:p>
          </table:table-cell>
          <table:table-cell office:value-type="float" office:value="46795" table:style-name="ce38">
            <text:p>46.795</text:p>
          </table:table-cell>
          <table:table-cell office:value-type="percentage" office:value="0.40886492909629446" table:style-name="ce39">
            <text:p>40,9%</text:p>
          </table:table-cell>
          <table:table-cell office:value-type="float" office:value="10382" table:style-name="ce38">
            <text:p>10.382</text:p>
          </table:table-cell>
          <table:table-cell office:value-type="percentage" office:value="0.13123333038389098" table:style-name="ce39">
            <text:p>13,1%</text:p>
          </table:table-cell>
          <table:table-cell office:value-type="float" office:value="597" table:style-name="ce38">
            <text:p>597</text:p>
          </table:table-cell>
          <table:table-cell office:value-type="percentage" office:value="9.3281249999999996E-3" table:style-name="ce39">
            <text:p>0,9%</text:p>
          </table:table-cell>
          <table:table-cell office:value-type="float" office:value="680755" table:style-name="ce38">
            <text:p>680.755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2891671404724356" table:style-name="ce39">
            <text:p>7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796" table:style-name="ce38">
            <text:p>50.796</text:p>
          </table:table-cell>
          <table:table-cell office:value-type="percentage" office:value="1" table:style-name="ce39">
            <text:p>100,0%</text:p>
          </table:table-cell>
          <table:table-cell office:value-type="float" office:value="77665" table:style-name="ce38">
            <text:p>77.665</text:p>
          </table:table-cell>
          <table:table-cell office:value-type="percentage" office:value="0.96459088876744992" table:style-name="ce39">
            <text:p>96,5%</text:p>
          </table:table-cell>
          <table:table-cell office:value-type="float" office:value="101788" table:style-name="ce38">
            <text:p>101.788</text:p>
          </table:table-cell>
          <table:table-cell office:value-type="percentage" office:value="0.86826863201712856" table:style-name="ce39">
            <text:p>86,8%</text:p>
          </table:table-cell>
          <table:table-cell office:value-type="float" office:value="136386" table:style-name="ce38">
            <text:p>136.386</text:p>
          </table:table-cell>
          <table:table-cell office:value-type="percentage" office:value="0.82260837047714974" table:style-name="ce39">
            <text:p>82,3%</text:p>
          </table:table-cell>
          <table:table-cell office:value-type="float" office:value="140634" table:style-name="ce38">
            <text:p>140.634</text:p>
          </table:table-cell>
          <table:table-cell office:value-type="percentage" office:value="0.68211978348175306" table:style-name="ce39">
            <text:p>68,2%</text:p>
          </table:table-cell>
          <table:table-cell office:value-type="float" office:value="78106" table:style-name="ce38">
            <text:p>78.106</text:p>
          </table:table-cell>
          <table:table-cell office:value-type="percentage" office:value="0.42871335495946472" table:style-name="ce39">
            <text:p>42,9%</text:p>
          </table:table-cell>
          <table:table-cell office:value-type="float" office:value="35506" table:style-name="ce38">
            <text:p>35.506</text:p>
          </table:table-cell>
          <table:table-cell office:value-type="percentage" office:value="0.25739803685606993" table:style-name="ce39">
            <text:p>25,7%</text:p>
          </table:table-cell>
          <table:table-cell office:value-type="float" office:value="9521" table:style-name="ce38">
            <text:p>9.521</text:p>
          </table:table-cell>
          <table:table-cell office:value-type="percentage" office:value="9.9717218265605367E-2" table:style-name="ce39">
            <text:p>10,0%</text:p>
          </table:table-cell>
          <table:table-cell office:value-type="float" office:value="630402" table:style-name="ce38">
            <text:p>630.402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0916233680270027" table:style-name="ce39">
            <text:p>60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656" table:style-name="ce38">
            <text:p>91.656</text:p>
          </table:table-cell>
          <table:table-cell office:value-type="percentage" office:value="1" table:style-name="ce39">
            <text:p>100,0%</text:p>
          </table:table-cell>
          <table:table-cell office:value-type="float" office:value="148336" table:style-name="ce38">
            <text:p>148.336</text:p>
          </table:table-cell>
          <table:table-cell office:value-type="percentage" office:value="0.95991095637768475" table:style-name="ce39">
            <text:p>96,0%</text:p>
          </table:table-cell>
          <table:table-cell office:value-type="float" office:value="211078" table:style-name="ce38">
            <text:p>211.078</text:p>
          </table:table-cell>
          <table:table-cell office:value-type="percentage" office:value="0.89785275551698907" table:style-name="ce39">
            <text:p>89,8%</text:p>
          </table:table-cell>
          <table:table-cell office:value-type="float" office:value="294280" table:style-name="ce38">
            <text:p>294.280</text:p>
          </table:table-cell>
          <table:table-cell office:value-type="percentage" office:value="0.83957182635687222" table:style-name="ce39">
            <text:p>84,0%</text:p>
          </table:table-cell>
          <table:table-cell office:value-type="float" office:value="258445" table:style-name="ce38">
            <text:p>258.445</text:p>
          </table:table-cell>
          <table:table-cell office:value-type="percentage" office:value="0.66622585867334838" table:style-name="ce39">
            <text:p>66,6%</text:p>
          </table:table-cell>
          <table:table-cell office:value-type="float" office:value="148054" table:style-name="ce38">
            <text:p>148.054</text:p>
          </table:table-cell>
          <table:table-cell office:value-type="percentage" office:value="0.47615892761807971" table:style-name="ce39">
            <text:p>47,6%</text:p>
          </table:table-cell>
          <table:table-cell office:value-type="float" office:value="42111" table:style-name="ce38">
            <text:p>42.111</text:p>
          </table:table-cell>
          <table:table-cell office:value-type="percentage" office:value="0.16727441727441728" table:style-name="ce39">
            <text:p>16,7%</text:p>
          </table:table-cell>
          <table:table-cell office:value-type="float" office:value="4482" table:style-name="ce38">
            <text:p>4.482</text:p>
          </table:table-cell>
          <table:table-cell office:value-type="percentage" office:value="2.4928113372303207E-2" table:style-name="ce39">
            <text:p>2,5%</text:p>
          </table:table-cell>
          <table:table-cell office:value-type="float" office:value="1198442" table:style-name="ce38">
            <text:p>1.198.442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1120863495741984" table:style-name="ce39">
            <text:p>61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27" table:style-name="ce38">
            <text:p>42.227</text:p>
          </table:table-cell>
          <table:table-cell office:value-type="percentage" office:value="1" table:style-name="ce39">
            <text:p>100,0%</text:p>
          </table:table-cell>
          <table:table-cell office:value-type="float" office:value="55716" table:style-name="ce38">
            <text:p>55.716</text:p>
          </table:table-cell>
          <table:table-cell office:value-type="percentage" office:value="1" table:style-name="ce39">
            <text:p>100,0%</text:p>
          </table:table-cell>
          <table:table-cell office:value-type="float" office:value="74413" table:style-name="ce38">
            <text:p>74.413</text:p>
          </table:table-cell>
          <table:table-cell office:value-type="percentage" office:value="0.96209192578705793" table:style-name="ce39">
            <text:p>96,2%</text:p>
          </table:table-cell>
          <table:table-cell office:value-type="float" office:value="80054" table:style-name="ce38">
            <text:p>80.054</text:p>
          </table:table-cell>
          <table:table-cell office:value-type="percentage" office:value="0.88984482681961674" table:style-name="ce39">
            <text:p>89,0%</text:p>
          </table:table-cell>
          <table:table-cell office:value-type="float" office:value="70615" table:style-name="ce38">
            <text:p>70.615</text:p>
          </table:table-cell>
          <table:table-cell office:value-type="percentage" office:value="0.72226370321881173" table:style-name="ce39">
            <text:p>72,2%</text:p>
          </table:table-cell>
          <table:table-cell office:value-type="float" office:value="10899" table:style-name="ce38">
            <text:p>10.899</text:p>
          </table:table-cell>
          <table:table-cell office:value-type="percentage" office:value="0.15465497424545571" table:style-name="ce39">
            <text:p>15,5%</text:p>
          </table:table-cell>
          <table:table-cell office:value-type="float" office:value="5535" table:style-name="ce38">
            <text:p>5.535</text:p>
          </table:table-cell>
          <table:table-cell office:value-type="percentage" office:value="0.1095931095931096" table:style-name="ce39">
            <text:p>11,0%</text:p>
          </table:table-cell>
          <table:table-cell office:value-type="float" office:value="223" table:style-name="ce38">
            <text:p>223</text:p>
          </table:table-cell>
          <table:table-cell office:value-type="percentage" office:value="5.0724472852171146E-3" table:style-name="ce39">
            <text:p>0,5%</text:p>
          </table:table-cell>
          <table:table-cell office:value-type="float" office:value="339682" table:style-name="ce38">
            <text:p>339.68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4809101610869124" table:style-name="ce39">
            <text:p>64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507" table:style-name="ce38">
            <text:p>228.507</text:p>
          </table:table-cell>
          <table:table-cell office:value-type="percentage" office:value="1" table:style-name="ce39">
            <text:p>100,0%</text:p>
          </table:table-cell>
          <table:table-cell office:value-type="float" office:value="248830" table:style-name="ce38">
            <text:p>248.830</text:p>
          </table:table-cell>
          <table:table-cell office:value-type="percentage" office:value="1" table:style-name="ce39">
            <text:p>100,0%</text:p>
          </table:table-cell>
          <table:table-cell office:value-type="float" office:value="309277" table:style-name="ce38">
            <text:p>309.277</text:p>
          </table:table-cell>
          <table:table-cell office:value-type="percentage" office:value="0.97081378011457276" table:style-name="ce39">
            <text:p>97,1%</text:p>
          </table:table-cell>
          <table:table-cell office:value-type="float" office:value="336104" table:style-name="ce38">
            <text:p>336.104</text:p>
          </table:table-cell>
          <table:table-cell office:value-type="percentage" office:value="0.88175772283072085" table:style-name="ce39">
            <text:p>88,2%</text:p>
          </table:table-cell>
          <table:table-cell office:value-type="float" office:value="274854" table:style-name="ce38">
            <text:p>274.854</text:p>
          </table:table-cell>
          <table:table-cell office:value-type="percentage" office:value="0.75653789515696179" table:style-name="ce39">
            <text:p>75,7%</text:p>
          </table:table-cell>
          <table:table-cell office:value-type="float" office:value="57893" table:style-name="ce38">
            <text:p>57.893</text:p>
          </table:table-cell>
          <table:table-cell office:value-type="percentage" office:value="0.2161937090853415" table:style-name="ce39">
            <text:p>21,6%</text:p>
          </table:table-cell>
          <table:table-cell office:value-type="float" office:value="25787" table:style-name="ce38">
            <text:p>25.787</text:p>
          </table:table-cell>
          <table:table-cell office:value-type="percentage" office:value="0.1222097949821332" table:style-name="ce39">
            <text:p>12,2%</text:p>
          </table:table-cell>
          <table:table-cell office:value-type="float" office:value="1122" table:style-name="ce38">
            <text:p>1.122</text:p>
          </table:table-cell>
          <table:table-cell office:value-type="percentage" office:value="6.7859346082665018E-3" table:style-name="ce39">
            <text:p>0,7%</text:p>
          </table:table-cell>
          <table:table-cell office:value-type="float" office:value="1482374" table:style-name="ce38">
            <text:p>1.482.374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8115885423248124" table:style-name="ce39">
            <text:p>68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411" table:style-name="ce38">
            <text:p>137.411</text:p>
          </table:table-cell>
          <table:table-cell office:value-type="percentage" office:value="1" table:style-name="ce39">
            <text:p>100,0%</text:p>
          </table:table-cell>
          <table:table-cell office:value-type="float" office:value="157374" table:style-name="ce38">
            <text:p>157.374</text:p>
          </table:table-cell>
          <table:table-cell office:value-type="percentage" office:value="0.98914525992922731" table:style-name="ce39">
            <text:p>98,9%</text:p>
          </table:table-cell>
          <table:table-cell office:value-type="float" office:value="214145" table:style-name="ce38">
            <text:p>214.145</text:p>
          </table:table-cell>
          <table:table-cell office:value-type="percentage" office:value="0.98031989892146276" table:style-name="ce39">
            <text:p>98,0%</text:p>
          </table:table-cell>
          <table:table-cell office:value-type="float" office:value="275686" table:style-name="ce38">
            <text:p>275.686</text:p>
          </table:table-cell>
          <table:table-cell office:value-type="percentage" office:value="0.89660398467532632" table:style-name="ce39">
            <text:p>89,7%</text:p>
          </table:table-cell>
          <table:table-cell office:value-type="float" office:value="261654" table:style-name="ce38">
            <text:p>261.654</text:p>
          </table:table-cell>
          <table:table-cell office:value-type="percentage" office:value="0.79143993587513806" table:style-name="ce39">
            <text:p>79,1%</text:p>
          </table:table-cell>
          <table:table-cell office:value-type="float" office:value="134666" table:style-name="ce38">
            <text:p>134.666</text:p>
          </table:table-cell>
          <table:table-cell office:value-type="percentage" office:value="0.50645164929804698" table:style-name="ce39">
            <text:p>50,6%</text:p>
          </table:table-cell>
          <table:table-cell office:value-type="float" office:value="32596" table:style-name="ce38">
            <text:p>32.596</text:p>
          </table:table-cell>
          <table:table-cell office:value-type="percentage" office:value="0.14946191692382468" table:style-name="ce39">
            <text:p>14,9%</text:p>
          </table:table-cell>
          <table:table-cell office:value-type="float" office:value="1248" table:style-name="ce38">
            <text:p>1.248</text:p>
          </table:table-cell>
          <table:table-cell office:value-type="percentage" office:value="7.1735681603936263E-3" table:style-name="ce39">
            <text:p>0,7%</text:p>
          </table:table-cell>
          <table:table-cell office:value-type="float" office:value="1214780" table:style-name="ce38">
            <text:p>1.214.780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7160036798202549" table:style-name="ce39">
            <text:p>67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5785" table:style-name="ce38">
            <text:p>455.785</text:p>
          </table:table-cell>
          <table:table-cell office:value-type="percentage" office:value="1" table:style-name="ce39">
            <text:p>100,0%</text:p>
          </table:table-cell>
          <table:table-cell office:value-type="float" office:value="611648" table:style-name="ce38">
            <text:p>611.648</text:p>
          </table:table-cell>
          <table:table-cell office:value-type="percentage" office:value="0.96278246853415439" table:style-name="ce39">
            <text:p>96,3%</text:p>
          </table:table-cell>
          <table:table-cell office:value-type="float" office:value="763031" table:style-name="ce38">
            <text:p>763.031</text:p>
          </table:table-cell>
          <table:table-cell office:value-type="percentage" office:value="0.91099042006533071" table:style-name="ce39">
            <text:p>91,1%</text:p>
          </table:table-cell>
          <table:table-cell office:value-type="float" office:value="948186" table:style-name="ce38">
            <text:p>948.186</text:p>
          </table:table-cell>
          <table:table-cell office:value-type="percentage" office:value="0.8684771657293594" table:style-name="ce39">
            <text:p>86,8%</text:p>
          </table:table-cell>
          <table:table-cell office:value-type="float" office:value="969744" table:style-name="ce38">
            <text:p>969.744</text:p>
          </table:table-cell>
          <table:table-cell office:value-type="percentage" office:value="0.73646502196688068" table:style-name="ce39">
            <text:p>73,6%</text:p>
          </table:table-cell>
          <table:table-cell office:value-type="float" office:value="473070" table:style-name="ce38">
            <text:p>473.070</text:p>
          </table:table-cell>
          <table:table-cell office:value-type="percentage" office:value="0.45284936993371955" table:style-name="ce39">
            <text:p>45,3%</text:p>
          </table:table-cell>
          <table:table-cell office:value-type="float" office:value="173352" table:style-name="ce38">
            <text:p>173.352</text:p>
          </table:table-cell>
          <table:table-cell office:value-type="percentage" office:value="0.20663341021652451" table:style-name="ce39">
            <text:p>20,7%</text:p>
          </table:table-cell>
          <table:table-cell office:value-type="float" office:value="32844" table:style-name="ce38">
            <text:p>32.844</text:p>
          </table:table-cell>
          <table:table-cell office:value-type="percentage" office:value="5.0054406964091407E-2" table:style-name="ce39">
            <text:p>5,0%</text:p>
          </table:table-cell>
          <table:table-cell office:value-type="float" office:value="4427660" table:style-name="ce38">
            <text:p>4.427.660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4464588344233553" table:style-name="ce39">
            <text:p>64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056" table:style-name="ce38">
            <text:p>295.056</text:p>
          </table:table-cell>
          <table:table-cell office:value-type="percentage" office:value="1" table:style-name="ce39">
            <text:p>100,0%</text:p>
          </table:table-cell>
          <table:table-cell office:value-type="float" office:value="429684" table:style-name="ce38">
            <text:p>429.684</text:p>
          </table:table-cell>
          <table:table-cell office:value-type="percentage" office:value="0.98132288255203692" table:style-name="ce39">
            <text:p>98,1%</text:p>
          </table:table-cell>
          <table:table-cell office:value-type="float" office:value="541378" table:style-name="ce38">
            <text:p>541.378</text:p>
          </table:table-cell>
          <table:table-cell office:value-type="percentage" office:value="0.9322402226171288" table:style-name="ce39">
            <text:p>93,2%</text:p>
          </table:table-cell>
          <table:table-cell office:value-type="float" office:value="646221" table:style-name="ce38">
            <text:p>646.221</text:p>
          </table:table-cell>
          <table:table-cell office:value-type="percentage" office:value="0.85895493225083541" table:style-name="ce39">
            <text:p>85,9%</text:p>
          </table:table-cell>
          <table:table-cell office:value-type="float" office:value="646396" table:style-name="ce38">
            <text:p>646.396</text:p>
          </table:table-cell>
          <table:table-cell office:value-type="percentage" office:value="0.75904780245846581" table:style-name="ce39">
            <text:p>75,9%</text:p>
          </table:table-cell>
          <table:table-cell office:value-type="float" office:value="104274" table:style-name="ce38">
            <text:p>104.274</text:p>
          </table:table-cell>
          <table:table-cell office:value-type="percentage" office:value="0.16072840607991565" table:style-name="ce39">
            <text:p>16,1%</text:p>
          </table:table-cell>
          <table:table-cell office:value-type="float" office:value="58544" table:style-name="ce38">
            <text:p>58.544</text:p>
          </table:table-cell>
          <table:table-cell office:value-type="percentage" office:value="0.1134296663992901" table:style-name="ce39">
            <text:p>11,3%</text:p>
          </table:table-cell>
          <table:table-cell office:value-type="float" office:value="2806" table:style-name="ce38">
            <text:p>2.806</text:p>
          </table:table-cell>
          <table:table-cell office:value-type="percentage" office:value="6.6096468809109347E-3" table:style-name="ce39">
            <text:p>0,7%</text:p>
          </table:table-cell>
          <table:table-cell office:value-type="float" office:value="2724359" table:style-name="ce38">
            <text:p>2.724.359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0696978628968201" table:style-name="ce39">
            <text:p>60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37" table:style-name="ce38">
            <text:p>78.037</text:p>
          </table:table-cell>
          <table:table-cell office:value-type="percentage" office:value="1" table:style-name="ce39">
            <text:p>100,0%</text:p>
          </table:table-cell>
          <table:table-cell office:value-type="float" office:value="95450" table:style-name="ce38">
            <text:p>95.450</text:p>
          </table:table-cell>
          <table:table-cell office:value-type="percentage" office:value="1" table:style-name="ce39">
            <text:p>100,0%</text:p>
          </table:table-cell>
          <table:table-cell office:value-type="float" office:value="128915" table:style-name="ce38">
            <text:p>128.915</text:p>
          </table:table-cell>
          <table:table-cell office:value-type="percentage" office:value="1" table:style-name="ce39">
            <text:p>100,0%</text:p>
          </table:table-cell>
          <table:table-cell office:value-type="float" office:value="155566" table:style-name="ce38">
            <text:p>155.566</text:p>
          </table:table-cell>
          <table:table-cell office:value-type="percentage" office:value="0.91933386913767023" table:style-name="ce39">
            <text:p>91,9%</text:p>
          </table:table-cell>
          <table:table-cell office:value-type="float" office:value="136349" table:style-name="ce38">
            <text:p>136.349</text:p>
          </table:table-cell>
          <table:table-cell office:value-type="percentage" office:value="0.85488482325353932" table:style-name="ce39">
            <text:p>85,5%</text:p>
          </table:table-cell>
          <table:table-cell office:value-type="float" office:value="64520" table:style-name="ce38">
            <text:p>64.520</text:p>
          </table:table-cell>
          <table:table-cell office:value-type="percentage" office:value="0.48337191618157166" table:style-name="ce39">
            <text:p>48,3%</text:p>
          </table:table-cell>
          <table:table-cell office:value-type="float" office:value="9932" table:style-name="ce38">
            <text:p>9.932</text:p>
          </table:table-cell>
          <table:table-cell office:value-type="percentage" office:value="8.7645605365337095E-2" table:style-name="ce39">
            <text:p>8,8%</text:p>
          </table:table-cell>
          <table:table-cell office:value-type="float" office:value="476" table:style-name="ce38">
            <text:p>476</text:p>
          </table:table-cell>
          <table:table-cell office:value-type="percentage" office:value="5.6165191740412982E-3" table:style-name="ce39">
            <text:p>0,6%</text:p>
          </table:table-cell>
          <table:table-cell office:value-type="float" office:value="669245" table:style-name="ce38">
            <text:p>669.24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0192891612135888" table:style-name="ce39">
            <text:p>70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061" table:style-name="ce38">
            <text:p>241.061</text:p>
          </table:table-cell>
          <table:table-cell office:value-type="percentage" office:value="1" table:style-name="ce39">
            <text:p>100,0%</text:p>
          </table:table-cell>
          <table:table-cell office:value-type="float" office:value="289209" table:style-name="ce38">
            <text:p>289.209</text:p>
          </table:table-cell>
          <table:table-cell office:value-type="percentage" office:value="0.99809153719259258" table:style-name="ce39">
            <text:p>99,8%</text:p>
          </table:table-cell>
          <table:table-cell office:value-type="float" office:value="334559" table:style-name="ce38">
            <text:p>334.559</text:p>
          </table:table-cell>
          <table:table-cell office:value-type="percentage" office:value="0.96434984881545682" table:style-name="ce39">
            <text:p>96,4%</text:p>
          </table:table-cell>
          <table:table-cell office:value-type="float" office:value="374408" table:style-name="ce38">
            <text:p>374.408</text:p>
          </table:table-cell>
          <table:table-cell office:value-type="percentage" office:value="0.92243938613758936" table:style-name="ce39">
            <text:p>92,2%</text:p>
          </table:table-cell>
          <table:table-cell office:value-type="float" office:value="379077" table:style-name="ce38">
            <text:p>379.077</text:p>
          </table:table-cell>
          <table:table-cell office:value-type="percentage" office:value="0.85527761545594638" table:style-name="ce39">
            <text:p>85,5%</text:p>
          </table:table-cell>
          <table:table-cell office:value-type="float" office:value="123090" table:style-name="ce38">
            <text:p>123.090</text:p>
          </table:table-cell>
          <table:table-cell office:value-type="percentage" office:value="0.38060282986197003" table:style-name="ce39">
            <text:p>38,1%</text:p>
          </table:table-cell>
          <table:table-cell office:value-type="float" office:value="20790" table:style-name="ce38">
            <text:p>20.790</text:p>
          </table:table-cell>
          <table:table-cell office:value-type="percentage" office:value="9.0007403206324332E-2" table:style-name="ce39">
            <text:p>9,0%</text:p>
          </table:table-cell>
          <table:table-cell office:value-type="float" office:value="428" table:style-name="ce38">
            <text:p>428</text:p>
          </table:table-cell>
          <table:table-cell office:value-type="percentage" office:value="2.3776853122378576E-3" table:style-name="ce39">
            <text:p>0,2%</text:p>
          </table:table-cell>
          <table:table-cell office:value-type="float" office:value="1762622" table:style-name="ce38">
            <text:p>1.762.622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181194354688557" table:style-name="ce39">
            <text:p>71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15" table:style-name="ce38">
            <text:p>23.315</text:p>
          </table:table-cell>
          <table:table-cell office:value-type="percentage" office:value="1" table:style-name="ce39">
            <text:p>100,0%</text:p>
          </table:table-cell>
          <table:table-cell office:value-type="float" office:value="28512" table:style-name="ce38">
            <text:p>28.512</text:p>
          </table:table-cell>
          <table:table-cell office:value-type="percentage" office:value="1" table:style-name="ce39">
            <text:p>100,0%</text:p>
          </table:table-cell>
          <table:table-cell office:value-type="float" office:value="36253" table:style-name="ce38">
            <text:p>36.253</text:p>
          </table:table-cell>
          <table:table-cell office:value-type="percentage" office:value="0.96115912826767058" table:style-name="ce39">
            <text:p>96,1%</text:p>
          </table:table-cell>
          <table:table-cell office:value-type="float" office:value="42464" table:style-name="ce38">
            <text:p>42.464</text:p>
          </table:table-cell>
          <table:table-cell office:value-type="percentage" office:value="0.89090298757972475" table:style-name="ce39">
            <text:p>89,1%</text:p>
          </table:table-cell>
          <table:table-cell office:value-type="float" office:value="33489" table:style-name="ce38">
            <text:p>33.489</text:p>
          </table:table-cell>
          <table:table-cell office:value-type="percentage" office:value="0.63250042495325509" table:style-name="ce39">
            <text:p>63,3%</text:p>
          </table:table-cell>
          <table:table-cell office:value-type="float" office:value="6280" table:style-name="ce38">
            <text:p>6.280</text:p>
          </table:table-cell>
          <table:table-cell office:value-type="percentage" office:value="0.15971921971565908" table:style-name="ce39">
            <text:p>16,0%</text:p>
          </table:table-cell>
          <table:table-cell office:value-type="float" office:value="3652" table:style-name="ce38">
            <text:p>3.652</text:p>
          </table:table-cell>
          <table:table-cell office:value-type="percentage" office:value="0.11990281699389323" table:style-name="ce39">
            <text:p>12,0%</text:p>
          </table:table-cell>
          <table:table-cell office:value-type="float" office:value="185" table:style-name="ce38">
            <text:p>185</text:p>
          </table:table-cell>
          <table:table-cell office:value-type="percentage" office:value="7.2458091806360649E-3" table:style-name="ce39">
            <text:p>0,7%</text:p>
          </table:table-cell>
          <table:table-cell office:value-type="float" office:value="174150" table:style-name="ce38">
            <text:p>174.150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132690072895024" table:style-name="ce39">
            <text:p>6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1681" table:style-name="ce38">
            <text:p>371.681</text:p>
          </table:table-cell>
          <table:table-cell office:value-type="percentage" office:value="1" table:style-name="ce39">
            <text:p>100,0%</text:p>
          </table:table-cell>
          <table:table-cell office:value-type="float" office:value="506313" table:style-name="ce38">
            <text:p>506.313</text:p>
          </table:table-cell>
          <table:table-cell office:value-type="percentage" office:value="0.9624240373630677" table:style-name="ce39">
            <text:p>96,2%</text:p>
          </table:table-cell>
          <table:table-cell office:value-type="float" office:value="666124" table:style-name="ce38">
            <text:p>666.124</text:p>
          </table:table-cell>
          <table:table-cell office:value-type="percentage" office:value="0.94710964947826248" table:style-name="ce39">
            <text:p>94,7%</text:p>
          </table:table-cell>
          <table:table-cell office:value-type="float" office:value="882229" table:style-name="ce38">
            <text:p>882.229</text:p>
          </table:table-cell>
          <table:table-cell office:value-type="percentage" office:value="0.90691243576419411" table:style-name="ce39">
            <text:p>90,7%</text:p>
          </table:table-cell>
          <table:table-cell office:value-type="float" office:value="804384" table:style-name="ce38">
            <text:p>804.384</text:p>
          </table:table-cell>
          <table:table-cell office:value-type="percentage" office:value="0.68988336759662117" table:style-name="ce39">
            <text:p>69,0%</text:p>
          </table:table-cell>
          <table:table-cell office:value-type="float" office:value="280938" table:style-name="ce38">
            <text:p>280.938</text:p>
          </table:table-cell>
          <table:table-cell office:value-type="percentage" office:value="0.29583631692009604" table:style-name="ce39">
            <text:p>29,6%</text:p>
          </table:table-cell>
          <table:table-cell office:value-type="float" office:value="92040" table:style-name="ce38">
            <text:p>92.040</text:p>
          </table:table-cell>
          <table:table-cell office:value-type="percentage" office:value="0.1239637698238998" table:style-name="ce39">
            <text:p>12,4%</text:p>
          </table:table-cell>
          <table:table-cell office:value-type="float" office:value="5751" table:style-name="ce38">
            <text:p>5.751</text:p>
          </table:table-cell>
          <table:table-cell office:value-type="percentage" office:value="1.038945554266885E-2" table:style-name="ce39">
            <text:p>1,0%</text:p>
          </table:table-cell>
          <table:table-cell office:value-type="float" office:value="3609460" table:style-name="ce38">
            <text:p>3.609.460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0379692860597223" table:style-name="ce39">
            <text:p>60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408" table:style-name="ce38">
            <text:p>73.408</text:p>
          </table:table-cell>
          <table:table-cell office:value-type="percentage" office:value="1" table:style-name="ce39">
            <text:p>100,0%</text:p>
          </table:table-cell>
          <table:table-cell office:value-type="float" office:value="101695" table:style-name="ce38">
            <text:p>101.695</text:p>
          </table:table-cell>
          <table:table-cell office:value-type="percentage" office:value="0.98829920601755117" table:style-name="ce39">
            <text:p>98,8%</text:p>
          </table:table-cell>
          <table:table-cell office:value-type="float" office:value="138782" table:style-name="ce38">
            <text:p>138.782</text:p>
          </table:table-cell>
          <table:table-cell office:value-type="percentage" office:value="0.94468004002477723" table:style-name="ce39">
            <text:p>94,5%</text:p>
          </table:table-cell>
          <table:table-cell office:value-type="float" office:value="194714" table:style-name="ce38">
            <text:p>194.714</text:p>
          </table:table-cell>
          <table:table-cell office:value-type="percentage" office:value="0.91305285666053948" table:style-name="ce39">
            <text:p>91,3%</text:p>
          </table:table-cell>
          <table:table-cell office:value-type="float" office:value="202396" table:style-name="ce38">
            <text:p>202.396</text:p>
          </table:table-cell>
          <table:table-cell office:value-type="percentage" office:value="0.79634241826902274" table:style-name="ce39">
            <text:p>79,6%</text:p>
          </table:table-cell>
          <table:table-cell office:value-type="float" office:value="74793" table:style-name="ce38">
            <text:p>74.793</text:p>
          </table:table-cell>
          <table:table-cell office:value-type="percentage" office:value="0.35785610732860296" table:style-name="ce39">
            <text:p>35,8%</text:p>
          </table:table-cell>
          <table:table-cell office:value-type="float" office:value="19743" table:style-name="ce38">
            <text:p>19.743</text:p>
          </table:table-cell>
          <table:table-cell office:value-type="percentage" office:value="0.11461961822488505" table:style-name="ce39">
            <text:p>11,5%</text:p>
          </table:table-cell>
          <table:table-cell office:value-type="float" office:value="1027" table:style-name="ce38">
            <text:p>1.027</text:p>
          </table:table-cell>
          <table:table-cell office:value-type="percentage" office:value="7.2377972289173606E-3" table:style-name="ce39">
            <text:p>0,7%</text:p>
          </table:table-cell>
          <table:table-cell office:value-type="float" office:value="806558" table:style-name="ce38">
            <text:p>806.558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1562874722261873" table:style-name="ce39">
            <text:p>61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83" table:style-name="ce38">
            <text:p>42.383</text:p>
          </table:table-cell>
          <table:table-cell office:value-type="percentage" office:value="1" table:style-name="ce39">
            <text:p>100,0%</text:p>
          </table:table-cell>
          <table:table-cell office:value-type="float" office:value="55646" table:style-name="ce38">
            <text:p>55.646</text:p>
          </table:table-cell>
          <table:table-cell office:value-type="percentage" office:value="0.9973831373673645" table:style-name="ce39">
            <text:p>99,7%</text:p>
          </table:table-cell>
          <table:table-cell office:value-type="float" office:value="69599" table:style-name="ce38">
            <text:p>69.599</text:p>
          </table:table-cell>
          <table:table-cell office:value-type="percentage" office:value="0.94251394832349278" table:style-name="ce39">
            <text:p>94,3%</text:p>
          </table:table-cell>
          <table:table-cell office:value-type="float" office:value="87721" table:style-name="ce38">
            <text:p>87.721</text:p>
          </table:table-cell>
          <table:table-cell office:value-type="percentage" office:value="0.90720210147475544" table:style-name="ce39">
            <text:p>90,7%</text:p>
          </table:table-cell>
          <table:table-cell office:value-type="float" office:value="88073" table:style-name="ce38">
            <text:p>88.073</text:p>
          </table:table-cell>
          <table:table-cell office:value-type="percentage" office:value="0.81547563934001221" table:style-name="ce39">
            <text:p>81,5%</text:p>
          </table:table-cell>
          <table:table-cell office:value-type="float" office:value="36870" table:style-name="ce38">
            <text:p>36.870</text:p>
          </table:table-cell>
          <table:table-cell office:value-type="percentage" office:value="0.45327694520598466" table:style-name="ce39">
            <text:p>45,3%</text:p>
          </table:table-cell>
          <table:table-cell office:value-type="float" office:value="11904" table:style-name="ce38">
            <text:p>11.904</text:p>
          </table:table-cell>
          <table:table-cell office:value-type="percentage" office:value="0.17473248491787396" table:style-name="ce39">
            <text:p>17,5%</text:p>
          </table:table-cell>
          <table:table-cell office:value-type="float" office:value="885" table:style-name="ce38">
            <text:p>885</text:p>
          </table:table-cell>
          <table:table-cell office:value-type="percentage" office:value="1.5694828686954671E-2" table:style-name="ce39">
            <text:p>1,6%</text:p>
          </table:table-cell>
          <table:table-cell office:value-type="float" office:value="393081" table:style-name="ce38">
            <text:p>393.081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7614740760362879" table:style-name="ce39">
            <text:p>67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2855" table:style-name="ce38">
            <text:p>162.855</text:p>
          </table:table-cell>
          <table:table-cell office:value-type="percentage" office:value="1" table:style-name="ce39">
            <text:p>100,0%</text:p>
          </table:table-cell>
          <table:table-cell office:value-type="float" office:value="210613" table:style-name="ce38">
            <text:p>210.613</text:p>
          </table:table-cell>
          <table:table-cell office:value-type="percentage" office:value="0.98841755013351729" table:style-name="ce39">
            <text:p>98,8%</text:p>
          </table:table-cell>
          <table:table-cell office:value-type="float" office:value="268981" table:style-name="ce38">
            <text:p>268.981</text:p>
          </table:table-cell>
          <table:table-cell office:value-type="percentage" office:value="0.9602383272823336" table:style-name="ce39">
            <text:p>96,0%</text:p>
          </table:table-cell>
          <table:table-cell office:value-type="float" office:value="305610" table:style-name="ce38">
            <text:p>305.610</text:p>
          </table:table-cell>
          <table:table-cell office:value-type="percentage" office:value="0.89891375004779739" table:style-name="ce39">
            <text:p>89,9%</text:p>
          </table:table-cell>
          <table:table-cell office:value-type="float" office:value="285740" table:style-name="ce38">
            <text:p>285.740</text:p>
          </table:table-cell>
          <table:table-cell office:value-type="percentage" office:value="0.78904711804778904" table:style-name="ce39">
            <text:p>78,9%</text:p>
          </table:table-cell>
          <table:table-cell office:value-type="float" office:value="98776" table:style-name="ce38">
            <text:p>98.776</text:p>
          </table:table-cell>
          <table:table-cell office:value-type="percentage" office:value="0.3791159232832968" table:style-name="ce39">
            <text:p>37,9%</text:p>
          </table:table-cell>
          <table:table-cell office:value-type="float" office:value="29977" table:style-name="ce38">
            <text:p>29.977</text:p>
          </table:table-cell>
          <table:table-cell office:value-type="percentage" office:value="0.14874413250369664" table:style-name="ce39">
            <text:p>14,9%</text:p>
          </table:table-cell>
          <table:table-cell office:value-type="float" office:value="1667" table:style-name="ce38">
            <text:p>1.667</text:p>
          </table:table-cell>
          <table:table-cell office:value-type="percentage" office:value="9.886955387115523E-3" table:style-name="ce39">
            <text:p>1,0%</text:p>
          </table:table-cell>
          <table:table-cell office:value-type="float" office:value="1364219" table:style-name="ce38">
            <text:p>1.364.219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8763013856748911" table:style-name="ce39">
            <text:p>68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1" table:style-name="ce38">
            <text:p>2.371</text:p>
          </table:table-cell>
          <table:table-cell office:value-type="percentage" office:value="0.91017274472168908" table:style-name="ce39">
            <text:p>91,0%</text:p>
          </table:table-cell>
          <table:table-cell office:value-type="float" office:value="3808" table:style-name="ce38">
            <text:p>3.808</text:p>
          </table:table-cell>
          <table:table-cell office:value-type="percentage" office:value="0.88188976377952755" table:style-name="ce39">
            <text:p>88,2%</text:p>
          </table:table-cell>
          <table:table-cell office:value-type="float" office:value="7248" table:style-name="ce38">
            <text:p>7.248</text:p>
          </table:table-cell>
          <table:table-cell office:value-type="percentage" office:value="0.92248949980908745" table:style-name="ce39">
            <text:p>92,2%</text:p>
          </table:table-cell>
          <table:table-cell office:value-type="float" office:value="9681" table:style-name="ce38">
            <text:p>9.681</text:p>
          </table:table-cell>
          <table:table-cell office:value-type="percentage" office:value="0.83774662512980269" table:style-name="ce39">
            <text:p>83,8%</text:p>
          </table:table-cell>
          <table:table-cell office:value-type="float" office:value="9680" table:style-name="ce38">
            <text:p>9.680</text:p>
          </table:table-cell>
          <table:table-cell office:value-type="percentage" office:value="0.76570162948900489" table:style-name="ce39">
            <text:p>76,6%</text:p>
          </table:table-cell>
          <table:table-cell office:value-type="float" office:value="7149" table:style-name="ce38">
            <text:p>7.149</text:p>
          </table:table-cell>
          <table:table-cell office:value-type="percentage" office:value="0.60105935765932406" table:style-name="ce39">
            <text:p>60,1%</text:p>
          </table:table-cell>
          <table:table-cell office:value-type="float" office:value="5710" table:style-name="ce38">
            <text:p>5.710</text:p>
          </table:table-cell>
          <table:table-cell office:value-type="percentage" office:value="0.52065286769399111" table:style-name="ce39">
            <text:p>52,1%</text:p>
          </table:table-cell>
          <table:table-cell office:value-type="float" office:value="1943" table:style-name="ce38">
            <text:p>1.943</text:p>
          </table:table-cell>
          <table:table-cell office:value-type="percentage" office:value="0.21290817444663598" table:style-name="ce39">
            <text:p>21,3%</text:p>
          </table:table-cell>
          <table:table-cell office:value-type="float" office:value="47590" table:style-name="ce38">
            <text:p>47.590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706122736560276" table:style-name="ce39">
            <text:p>67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68" table:style-name="ce38">
            <text:p>1.968</text:p>
          </table:table-cell>
          <table:table-cell office:value-type="percentage" office:value="0.83780332056194129" table:style-name="ce39">
            <text:p>83,8%</text:p>
          </table:table-cell>
          <table:table-cell office:value-type="float" office:value="3238" table:style-name="ce38">
            <text:p>3.238</text:p>
          </table:table-cell>
          <table:table-cell office:value-type="percentage" office:value="0.86392742796157951" table:style-name="ce39">
            <text:p>86,4%</text:p>
          </table:table-cell>
          <table:table-cell office:value-type="float" office:value="6798" table:style-name="ce38">
            <text:p>6.798</text:p>
          </table:table-cell>
          <table:table-cell office:value-type="percentage" office:value="0.86853200459946345" table:style-name="ce39">
            <text:p>86,9%</text:p>
          </table:table-cell>
          <table:table-cell office:value-type="float" office:value="9057" table:style-name="ce38">
            <text:p>9.057</text:p>
          </table:table-cell>
          <table:table-cell office:value-type="percentage" office:value="0.80157536065138513" table:style-name="ce39">
            <text:p>80,2%</text:p>
          </table:table-cell>
          <table:table-cell office:value-type="float" office:value="9115" table:style-name="ce38">
            <text:p>9.115</text:p>
          </table:table-cell>
          <table:table-cell office:value-type="percentage" office:value="0.75945675720713213" table:style-name="ce39">
            <text:p>75,9%</text:p>
          </table:table-cell>
          <table:table-cell office:value-type="float" office:value="7027" table:style-name="ce38">
            <text:p>7.027</text:p>
          </table:table-cell>
          <table:table-cell office:value-type="percentage" office:value="0.5791642627544713" table:style-name="ce39">
            <text:p>57,9%</text:p>
          </table:table-cell>
          <table:table-cell office:value-type="float" office:value="5431" table:style-name="ce38">
            <text:p>5.431</text:p>
          </table:table-cell>
          <table:table-cell office:value-type="percentage" office:value="0.45277198832847021" table:style-name="ce39">
            <text:p>45,3%</text:p>
          </table:table-cell>
          <table:table-cell office:value-type="float" office:value="1262" table:style-name="ce38">
            <text:p>1.262</text:p>
          </table:table-cell>
          <table:table-cell office:value-type="percentage" office:value="0.13181533319406727" table:style-name="ce39">
            <text:p>13,2%</text:p>
          </table:table-cell>
          <table:table-cell office:value-type="float" office:value="43896" table:style-name="ce38">
            <text:p>43.896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1888984448799467" table:style-name="ce39">
            <text:p>61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0" table:style-name="ce38">
            <text:p>30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44" table:style-name="ce38">
            <text:p>3.444</text:p>
          </table:table-cell>
          <table:table-cell office:value-type="string" table:style-name="ce39">
            <text:p>-</text:p>
          </table:table-cell>
          <table:table-cell office:value-type="float" office:value="9236" table:style-name="ce38">
            <text:p>9.236</text:p>
          </table:table-cell>
          <table:table-cell office:value-type="string" table:style-name="ce39">
            <text:p>-</text:p>
          </table:table-cell>
          <table:table-cell office:value-type="float" office:value="20786" table:style-name="ce38">
            <text:p>20.786</text:p>
          </table:table-cell>
          <table:table-cell office:value-type="string" table:style-name="ce39">
            <text:p>-</text:p>
          </table:table-cell>
          <table:table-cell office:value-type="float" office:value="29041" table:style-name="ce38">
            <text:p>29.041</text:p>
          </table:table-cell>
          <table:table-cell office:value-type="string" table:style-name="ce39">
            <text:p>-</text:p>
          </table:table-cell>
          <table:table-cell office:value-type="float" office:value="22276" table:style-name="ce38">
            <text:p>22.276</text:p>
          </table:table-cell>
          <table:table-cell office:value-type="string" table:style-name="ce39">
            <text:p>-</text:p>
          </table:table-cell>
          <table:table-cell office:value-type="float" office:value="885" table:style-name="ce38">
            <text:p>885</text:p>
          </table:table-cell>
          <table:table-cell office:value-type="string" table:style-name="ce39">
            <text:p>-</text:p>
          </table:table-cell>
          <table:table-cell office:value-type="float" office:value="85715" table:style-name="ce38">
            <text:p>85.71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5" table:style-name="ce41">
            <text:p>5</text:p>
          </table:table-cell>
          <table:table-cell office:value-type="string" table:style-name="ce42">
            <text:p>-</text:p>
          </table:table-cell>
          <table:table-cell office:value-type="float" office:value="8" table:style-name="ce41">
            <text:p>8</text:p>
          </table:table-cell>
          <table:table-cell office:value-type="string" table:style-name="ce42">
            <text:p>-</text:p>
          </table:table-cell>
          <table:table-cell office:value-type="float" office:value="55" table:style-name="ce41">
            <text:p>55</text:p>
          </table:table-cell>
          <table:table-cell office:value-type="string" table:style-name="ce42">
            <text:p>-</text:p>
          </table:table-cell>
          <table:table-cell office:value-type="float" office:value="241" table:style-name="ce41">
            <text:p>241</text:p>
          </table:table-cell>
          <table:table-cell office:value-type="string" table:style-name="ce42">
            <text:p>-</text:p>
          </table:table-cell>
          <table:table-cell office:value-type="float" office:value="467" table:style-name="ce41">
            <text:p>467</text:p>
          </table:table-cell>
          <table:table-cell office:value-type="string" table:style-name="ce42">
            <text:p>-</text:p>
          </table:table-cell>
          <table:table-cell office:value-type="float" office:value="508" table:style-name="ce41">
            <text:p>508</text:p>
          </table:table-cell>
          <table:table-cell office:value-type="string" table:style-name="ce42">
            <text:p>-</text:p>
          </table:table-cell>
          <table:table-cell office:value-type="float" office:value="340" table:style-name="ce41">
            <text:p>340</text:p>
          </table:table-cell>
          <table:table-cell office:value-type="string" table:style-name="ce42">
            <text:p>-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1640" table:style-name="ce41">
            <text:p>1.64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19868" table:style-name="ce45">
            <text:p>2.919.868</text:p>
          </table:table-cell>
          <table:table-cell office:value-type="percentage" office:value="1" table:style-name="ce46">
            <text:p>100,0%</text:p>
          </table:table-cell>
          <table:table-cell office:value-type="float" office:value="3904118" table:style-name="ce45">
            <text:p>3.904.118</text:p>
          </table:table-cell>
          <table:table-cell office:value-type="percentage" office:value="0.98587718068860331" table:style-name="ce46">
            <text:p>98,6%</text:p>
          </table:table-cell>
          <table:table-cell office:value-type="float" office:value="5056688" table:style-name="ce45">
            <text:p>5.056.688</text:p>
          </table:table-cell>
          <table:table-cell office:value-type="percentage" office:value="0.94748009457023119" table:style-name="ce46">
            <text:p>94,7%</text:p>
          </table:table-cell>
          <table:table-cell office:value-type="float" office:value="6253990" table:style-name="ce45">
            <text:p>6.253.990</text:p>
          </table:table-cell>
          <table:table-cell office:value-type="percentage" office:value="0.88919634663983049" table:style-name="ce46">
            <text:p>88,9%</text:p>
          </table:table-cell>
          <table:table-cell office:value-type="float" office:value="5986059" table:style-name="ce45">
            <text:p>5.986.059</text:p>
          </table:table-cell>
          <table:table-cell office:value-type="percentage" office:value="0.75852236332761724" table:style-name="ce46">
            <text:p>75,9%</text:p>
          </table:table-cell>
          <table:table-cell office:value-type="float" office:value="2340967" table:style-name="ce45">
            <text:p>2.340.967</text:p>
          </table:table-cell>
          <table:table-cell office:value-type="percentage" office:value="0.37573283782766542" table:style-name="ce46">
            <text:p>37,6%</text:p>
          </table:table-cell>
          <table:table-cell office:value-type="float" office:value="740347" table:style-name="ce45">
            <text:p>740.347</text:p>
          </table:table-cell>
          <table:table-cell office:value-type="percentage" office:value="0.14972717932953664" table:style-name="ce46">
            <text:p>15,0%</text:p>
          </table:table-cell>
          <table:table-cell office:value-type="float" office:value="75090" table:style-name="ce45">
            <text:p>75.090</text:p>
          </table:table-cell>
          <table:table-cell office:value-type="percentage" office:value="1.9309864566077077E-2" table:style-name="ce46">
            <text:p>1,9%</text:p>
          </table:table-cell>
          <table:table-cell office:value-type="float" office:value="27277127" table:style-name="ce45">
            <text:p>27.277.127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4760776439086509" table:style-name="ce46">
            <text:p>64,8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4543" table:style-name="ce35">
            <text:p>424.543</text:p>
          </table:table-cell>
          <table:table-cell office:value-type="percentage" office:value="1" table:style-name="ce36">
            <text:p>100,0%</text:p>
          </table:table-cell>
          <table:table-cell office:value-type="float" office:value="640477" table:style-name="ce35">
            <text:p>640.477</text:p>
          </table:table-cell>
          <table:table-cell office:value-type="percentage" office:value="0.9847720028721626" table:style-name="ce36">
            <text:p>98,5%</text:p>
          </table:table-cell>
          <table:table-cell office:value-type="float" office:value="579032" table:style-name="ce35">
            <text:p>579.032</text:p>
          </table:table-cell>
          <table:table-cell office:value-type="percentage" office:value="0.63202957603965304" table:style-name="ce36">
            <text:p>63,2%</text:p>
          </table:table-cell>
          <table:table-cell office:value-type="float" office:value="1039249" table:style-name="ce35">
            <text:p>1.039.249</text:p>
          </table:table-cell>
          <table:table-cell office:value-type="percentage" office:value="0.82152707346360254" table:style-name="ce36">
            <text:p>82,2%</text:p>
          </table:table-cell>
          <table:table-cell office:value-type="float" office:value="652569" table:style-name="ce35">
            <text:p>652.569</text:p>
          </table:table-cell>
          <table:table-cell office:value-type="percentage" office:value="0.47113017412285196" table:style-name="ce36">
            <text:p>47,1%</text:p>
          </table:table-cell>
          <table:table-cell office:value-type="float" office:value="148755" table:style-name="ce35">
            <text:p>148.755</text:p>
          </table:table-cell>
          <table:table-cell office:value-type="percentage" office:value="0.13046200854749579" table:style-name="ce36">
            <text:p>13,0%</text:p>
          </table:table-cell>
          <table:table-cell office:value-type="float" office:value="96973" table:style-name="ce35">
            <text:p>96.973</text:p>
          </table:table-cell>
          <table:table-cell office:value-type="percentage" office:value="0.10442115192446849" table:style-name="ce36">
            <text:p>10,4%</text:p>
          </table:table-cell>
          <table:table-cell office:value-type="float" office:value="4604" table:style-name="ce35">
            <text:p>4.604</text:p>
          </table:table-cell>
          <table:table-cell office:value-type="percentage" office:value="6.1149650620860212E-3" table:style-name="ce36">
            <text:p>0,6%</text:p>
          </table:table-cell>
          <table:table-cell office:value-type="float" office:value="3586202" table:style-name="ce35">
            <text:p>3.586.202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48124181844410374" table:style-name="ce36">
            <text:p>48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040" table:style-name="ce38">
            <text:p>99.040</text:p>
          </table:table-cell>
          <table:table-cell office:value-type="percentage" office:value="1" table:style-name="ce39">
            <text:p>100,0%</text:p>
          </table:table-cell>
          <table:table-cell office:value-type="float" office:value="116991" table:style-name="ce38">
            <text:p>116.991</text:p>
          </table:table-cell>
          <table:table-cell office:value-type="percentage" office:value="0.98348955487369172" table:style-name="ce39">
            <text:p>98,3%</text:p>
          </table:table-cell>
          <table:table-cell office:value-type="float" office:value="78119" table:style-name="ce38">
            <text:p>78.119</text:p>
          </table:table-cell>
          <table:table-cell office:value-type="percentage" office:value="0.49958750887335562" table:style-name="ce39">
            <text:p>50,0%</text:p>
          </table:table-cell>
          <table:table-cell office:value-type="float" office:value="167160" table:style-name="ce38">
            <text:p>167.160</text:p>
          </table:table-cell>
          <table:table-cell office:value-type="percentage" office:value="0.84310976163336127" table:style-name="ce39">
            <text:p>84,3%</text:p>
          </table:table-cell>
          <table:table-cell office:value-type="float" office:value="109130" table:style-name="ce38">
            <text:p>109.130</text:p>
          </table:table-cell>
          <table:table-cell office:value-type="percentage" office:value="0.50771599912534948" table:style-name="ce39">
            <text:p>50,8%</text:p>
          </table:table-cell>
          <table:table-cell office:value-type="float" office:value="27266" table:style-name="ce38">
            <text:p>27.266</text:p>
          </table:table-cell>
          <table:table-cell office:value-type="percentage" office:value="0.16596666788405584" table:style-name="ce39">
            <text:p>16,6%</text:p>
          </table:table-cell>
          <table:table-cell office:value-type="float" office:value="17243" table:style-name="ce38">
            <text:p>17.243</text:p>
          </table:table-cell>
          <table:table-cell office:value-type="percentage" office:value="0.13223058105382626" table:style-name="ce39">
            <text:p>13,2%</text:p>
          </table:table-cell>
          <table:table-cell office:value-type="float" office:value="1348" table:style-name="ce38">
            <text:p>1.348</text:p>
          </table:table-cell>
          <table:table-cell office:value-type="percentage" office:value="1.3073543531602479E-2" table:style-name="ce39">
            <text:p>1,3%</text:p>
          </table:table-cell>
          <table:table-cell office:value-type="float" office:value="616297" table:style-name="ce38">
            <text:p>616.297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52002305224556888" table:style-name="ce39">
            <text:p>52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314" table:style-name="ce38">
            <text:p>87.314</text:p>
          </table:table-cell>
          <table:table-cell office:value-type="percentage" office:value="0.99417029125771417" table:style-name="ce39">
            <text:p>99,4%</text:p>
          </table:table-cell>
          <table:table-cell office:value-type="float" office:value="112185" table:style-name="ce38">
            <text:p>112.185</text:p>
          </table:table-cell>
          <table:table-cell office:value-type="percentage" office:value="1" table:style-name="ce39">
            <text:p>100,0%</text:p>
          </table:table-cell>
          <table:table-cell office:value-type="float" office:value="73512" table:style-name="ce38">
            <text:p>73.512</text:p>
          </table:table-cell>
          <table:table-cell office:value-type="percentage" office:value="0.49121962954053405" table:style-name="ce39">
            <text:p>49,1%</text:p>
          </table:table-cell>
          <table:table-cell office:value-type="float" office:value="138729" table:style-name="ce38">
            <text:p>138.729</text:p>
          </table:table-cell>
          <table:table-cell office:value-type="percentage" office:value="0.85295582403393899" table:style-name="ce39">
            <text:p>85,3%</text:p>
          </table:table-cell>
          <table:table-cell office:value-type="float" office:value="99515" table:style-name="ce38">
            <text:p>99.515</text:p>
          </table:table-cell>
          <table:table-cell office:value-type="percentage" office:value="0.59592318240884345" table:style-name="ce39">
            <text:p>59,6%</text:p>
          </table:table-cell>
          <table:table-cell office:value-type="float" office:value="15872" table:style-name="ce38">
            <text:p>15.872</text:p>
          </table:table-cell>
          <table:table-cell office:value-type="percentage" office:value="0.13867943486732312" table:style-name="ce39">
            <text:p>13,9%</text:p>
          </table:table-cell>
          <table:table-cell office:value-type="float" office:value="9979" table:style-name="ce38">
            <text:p>9.979</text:p>
          </table:table-cell>
          <table:table-cell office:value-type="percentage" office:value="0.12613922210564901" table:style-name="ce39">
            <text:p>12,6%</text:p>
          </table:table-cell>
          <table:table-cell office:value-type="float" office:value="540" table:style-name="ce38">
            <text:p>540</text:p>
          </table:table-cell>
          <table:table-cell office:value-type="percentage" office:value="8.4375000000000006E-3" table:style-name="ce39">
            <text:p>0,8%</text:p>
          </table:table-cell>
          <table:table-cell office:value-type="float" office:value="537646" table:style-name="ce38">
            <text:p>537.64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57568311013601703" table:style-name="ce39">
            <text:p>57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016" table:style-name="ce38">
            <text:p>50.016</text:p>
          </table:table-cell>
          <table:table-cell office:value-type="percentage" office:value="1" table:style-name="ce39">
            <text:p>100,0%</text:p>
          </table:table-cell>
          <table:table-cell office:value-type="float" office:value="76740" table:style-name="ce38">
            <text:p>76.740</text:p>
          </table:table-cell>
          <table:table-cell office:value-type="percentage" office:value="0.95310248894629634" table:style-name="ce39">
            <text:p>95,3%</text:p>
          </table:table-cell>
          <table:table-cell office:value-type="float" office:value="59195" table:style-name="ce38">
            <text:p>59.195</text:p>
          </table:table-cell>
          <table:table-cell office:value-type="percentage" office:value="0.5049432317390451" table:style-name="ce39">
            <text:p>50,5%</text:p>
          </table:table-cell>
          <table:table-cell office:value-type="float" office:value="127887" table:style-name="ce38">
            <text:p>127.887</text:p>
          </table:table-cell>
          <table:table-cell office:value-type="percentage" office:value="0.77134688806190699" table:style-name="ce39">
            <text:p>77,1%</text:p>
          </table:table-cell>
          <table:table-cell office:value-type="float" office:value="109611" table:style-name="ce38">
            <text:p>109.611</text:p>
          </table:table-cell>
          <table:table-cell office:value-type="percentage" office:value="0.53164833246027587" table:style-name="ce39">
            <text:p>53,2%</text:p>
          </table:table-cell>
          <table:table-cell office:value-type="float" office:value="24951" table:style-name="ce38">
            <text:p>24.951</text:p>
          </table:table-cell>
          <table:table-cell office:value-type="percentage" office:value="0.13695269146536251" table:style-name="ce39">
            <text:p>13,7%</text:p>
          </table:table-cell>
          <table:table-cell office:value-type="float" office:value="13086" table:style-name="ce38">
            <text:p>13.086</text:p>
          </table:table-cell>
          <table:table-cell office:value-type="percentage" office:value="9.4865958156326577E-2" table:style-name="ce39">
            <text:p>9,5%</text:p>
          </table:table-cell>
          <table:table-cell office:value-type="float" office:value="1005" table:style-name="ce38">
            <text:p>1.005</text:p>
          </table:table-cell>
          <table:table-cell office:value-type="percentage" office:value="1.0525764558022623E-2" table:style-name="ce39">
            <text:p>1,1%</text:p>
          </table:table-cell>
          <table:table-cell office:value-type="float" office:value="462491" table:style-name="ce38">
            <text:p>462.491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44690863656875712" table:style-name="ce39">
            <text:p>4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9173" table:style-name="ce38">
            <text:p>89.173</text:p>
          </table:table-cell>
          <table:table-cell office:value-type="percentage" office:value="0.98821977924553395" table:style-name="ce39">
            <text:p>98,8%</text:p>
          </table:table-cell>
          <table:table-cell office:value-type="float" office:value="144404" table:style-name="ce38">
            <text:p>144.404</text:p>
          </table:table-cell>
          <table:table-cell office:value-type="percentage" office:value="0.93446622360561959" table:style-name="ce39">
            <text:p>93,4%</text:p>
          </table:table-cell>
          <table:table-cell office:value-type="float" office:value="132395" table:style-name="ce38">
            <text:p>132.395</text:p>
          </table:table-cell>
          <table:table-cell office:value-type="percentage" office:value="0.56316250659316358" table:style-name="ce39">
            <text:p>56,3%</text:p>
          </table:table-cell>
          <table:table-cell office:value-type="float" office:value="258287" table:style-name="ce38">
            <text:p>258.287</text:p>
          </table:table-cell>
          <table:table-cell office:value-type="percentage" office:value="0.73688489980371574" table:style-name="ce39">
            <text:p>73,7%</text:p>
          </table:table-cell>
          <table:table-cell office:value-type="float" office:value="161271" table:style-name="ce38">
            <text:p>161.271</text:p>
          </table:table-cell>
          <table:table-cell office:value-type="percentage" office:value="0.41572833854053887" table:style-name="ce39">
            <text:p>41,6%</text:p>
          </table:table-cell>
          <table:table-cell office:value-type="float" office:value="49529" table:style-name="ce38">
            <text:p>49.529</text:p>
          </table:table-cell>
          <table:table-cell office:value-type="percentage" office:value="0.15929103925591925" table:style-name="ce39">
            <text:p>15,9%</text:p>
          </table:table-cell>
          <table:table-cell office:value-type="float" office:value="21125" table:style-name="ce38">
            <text:p>21.125</text:p>
          </table:table-cell>
          <table:table-cell office:value-type="percentage" office:value="8.3913278357722804E-2" table:style-name="ce39">
            <text:p>8,4%</text:p>
          </table:table-cell>
          <table:table-cell office:value-type="float" office:value="823" table:style-name="ce38">
            <text:p>823</text:p>
          </table:table-cell>
          <table:table-cell office:value-type="percentage" office:value="4.5773844947357301E-3" table:style-name="ce39">
            <text:p>0,5%</text:p>
          </table:table-cell>
          <table:table-cell office:value-type="float" office:value="857007" table:style-name="ce38">
            <text:p>857.007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43707586901907103" table:style-name="ce39">
            <text:p>43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666" table:style-name="ce38">
            <text:p>41.666</text:p>
          </table:table-cell>
          <table:table-cell office:value-type="percentage" office:value="1" table:style-name="ce39">
            <text:p>100,0%</text:p>
          </table:table-cell>
          <table:table-cell office:value-type="float" office:value="55198" table:style-name="ce38">
            <text:p>55.198</text:p>
          </table:table-cell>
          <table:table-cell office:value-type="percentage" office:value="1" table:style-name="ce39">
            <text:p>100,0%</text:p>
          </table:table-cell>
          <table:table-cell office:value-type="float" office:value="37913" table:style-name="ce38">
            <text:p>37.913</text:p>
          </table:table-cell>
          <table:table-cell office:value-type="percentage" office:value="0.49018036072144289" table:style-name="ce39">
            <text:p>49,0%</text:p>
          </table:table-cell>
          <table:table-cell office:value-type="float" office:value="72283" table:style-name="ce38">
            <text:p>72.283</text:p>
          </table:table-cell>
          <table:table-cell office:value-type="percentage" office:value="0.80346583077675515" table:style-name="ce39">
            <text:p>80,3%</text:p>
          </table:table-cell>
          <table:table-cell office:value-type="float" office:value="36598" table:style-name="ce38">
            <text:p>36.598</text:p>
          </table:table-cell>
          <table:table-cell office:value-type="percentage" office:value="0.37433133201730612" table:style-name="ce39">
            <text:p>37,4%</text:p>
          </table:table-cell>
          <table:table-cell office:value-type="float" office:value="8771" table:style-name="ce38">
            <text:p>8.771</text:p>
          </table:table-cell>
          <table:table-cell office:value-type="percentage" office:value="0.12445901267151958" table:style-name="ce39">
            <text:p>12,4%</text:p>
          </table:table-cell>
          <table:table-cell office:value-type="float" office:value="4916" table:style-name="ce38">
            <text:p>4.916</text:p>
          </table:table-cell>
          <table:table-cell office:value-type="percentage" office:value="9.7336897336897335E-2" table:style-name="ce39">
            <text:p>9,7%</text:p>
          </table:table-cell>
          <table:table-cell office:value-type="float" office:value="151" table:style-name="ce38">
            <text:p>151</text:p>
          </table:table-cell>
          <table:table-cell office:value-type="percentage" office:value="3.4347064577030686E-3" table:style-name="ce39">
            <text:p>0,3%</text:p>
          </table:table-cell>
          <table:table-cell office:value-type="float" office:value="257496" table:style-name="ce38">
            <text:p>257.496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49128550904647156" table:style-name="ce39">
            <text:p>4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563" table:style-name="ce38">
            <text:p>225.563</text:p>
          </table:table-cell>
          <table:table-cell office:value-type="percentage" office:value="1" table:style-name="ce39">
            <text:p>100,0%</text:p>
          </table:table-cell>
          <table:table-cell office:value-type="float" office:value="246810" table:style-name="ce38">
            <text:p>246.810</text:p>
          </table:table-cell>
          <table:table-cell office:value-type="percentage" office:value="1" table:style-name="ce39">
            <text:p>100,0%</text:p>
          </table:table-cell>
          <table:table-cell office:value-type="float" office:value="212387" table:style-name="ce38">
            <text:p>212.387</text:p>
          </table:table-cell>
          <table:table-cell office:value-type="percentage" office:value="0.66667817625362946" table:style-name="ce39">
            <text:p>66,7%</text:p>
          </table:table-cell>
          <table:table-cell office:value-type="float" office:value="316203" table:style-name="ce38">
            <text:p>316.203</text:p>
          </table:table-cell>
          <table:table-cell office:value-type="percentage" office:value="0.82954810782449007" table:style-name="ce39">
            <text:p>83,0%</text:p>
          </table:table-cell>
          <table:table-cell office:value-type="float" office:value="111264" table:style-name="ce38">
            <text:p>111.264</text:p>
          </table:table-cell>
          <table:table-cell office:value-type="percentage" office:value="0.30625507493703635" table:style-name="ce39">
            <text:p>30,6%</text:p>
          </table:table-cell>
          <table:table-cell office:value-type="float" office:value="35017" table:style-name="ce38">
            <text:p>35.017</text:p>
          </table:table-cell>
          <table:table-cell office:value-type="percentage" office:value="0.130766329453326" table:style-name="ce39">
            <text:p>13,1%</text:p>
          </table:table-cell>
          <table:table-cell office:value-type="float" office:value="23072" table:style-name="ce38">
            <text:p>23.072</text:p>
          </table:table-cell>
          <table:table-cell office:value-type="percentage" office:value="0.10934286228827617" table:style-name="ce39">
            <text:p>10,9%</text:p>
          </table:table-cell>
          <table:table-cell office:value-type="float" office:value="877" table:style-name="ce38">
            <text:p>877</text:p>
          </table:table-cell>
          <table:table-cell office:value-type="percentage" office:value="5.304157443359824E-3" table:style-name="ce39">
            <text:p>0,5%</text:p>
          </table:table-cell>
          <table:table-cell office:value-type="float" office:value="1171193" table:style-name="ce38">
            <text:p>1.171.193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53816950510809181" table:style-name="ce39">
            <text:p>5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274" table:style-name="ce38">
            <text:p>135.274</text:p>
          </table:table-cell>
          <table:table-cell office:value-type="percentage" office:value="1" table:style-name="ce39">
            <text:p>100,0%</text:p>
          </table:table-cell>
          <table:table-cell office:value-type="float" office:value="155676" table:style-name="ce38">
            <text:p>155.676</text:p>
          </table:table-cell>
          <table:table-cell office:value-type="percentage" office:value="0.97847279401135123" table:style-name="ce39">
            <text:p>97,8%</text:p>
          </table:table-cell>
          <table:table-cell office:value-type="float" office:value="112077" table:style-name="ce38">
            <text:p>112.077</text:p>
          </table:table-cell>
          <table:table-cell office:value-type="percentage" office:value="0.51306971123033818" table:style-name="ce39">
            <text:p>51,3%</text:p>
          </table:table-cell>
          <table:table-cell office:value-type="float" office:value="246969" table:style-name="ce38">
            <text:p>246.969</text:p>
          </table:table-cell>
          <table:table-cell office:value-type="percentage" office:value="0.80320868484899732" table:style-name="ce39">
            <text:p>80,3%</text:p>
          </table:table-cell>
          <table:table-cell office:value-type="float" office:value="168101" table:style-name="ce38">
            <text:p>168.101</text:p>
          </table:table-cell>
          <table:table-cell office:value-type="percentage" office:value="0.5084647842591612" table:style-name="ce39">
            <text:p>50,8%</text:p>
          </table:table-cell>
          <table:table-cell office:value-type="float" office:value="28887" table:style-name="ce38">
            <text:p>28.887</text:p>
          </table:table-cell>
          <table:table-cell office:value-type="percentage" office:value="0.10863817736676432" table:style-name="ce39">
            <text:p>10,9%</text:p>
          </table:table-cell>
          <table:table-cell office:value-type="float" office:value="17666" table:style-name="ce38">
            <text:p>17.666</text:p>
          </table:table-cell>
          <table:table-cell office:value-type="percentage" office:value="8.1003626959635741E-2" table:style-name="ce39">
            <text:p>8,1%</text:p>
          </table:table-cell>
          <table:table-cell office:value-type="float" office:value="673" table:style-name="ce38">
            <text:p>673</text:p>
          </table:table-cell>
          <table:table-cell office:value-type="percentage" office:value="3.8684385993148322E-3" table:style-name="ce39">
            <text:p>0,4%</text:p>
          </table:table-cell>
          <table:table-cell office:value-type="float" office:value="865323" table:style-name="ce38">
            <text:p>865.323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4784004060186291" table:style-name="ce39">
            <text:p>47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7780" table:style-name="ce38">
            <text:p>447.780</text:p>
          </table:table-cell>
          <table:table-cell office:value-type="percentage" office:value="1" table:style-name="ce39">
            <text:p>100,0%</text:p>
          </table:table-cell>
          <table:table-cell office:value-type="float" office:value="601199" table:style-name="ce38">
            <text:p>601.199</text:p>
          </table:table-cell>
          <table:table-cell office:value-type="percentage" office:value="0.9463349137089716" table:style-name="ce39">
            <text:p>94,6%</text:p>
          </table:table-cell>
          <table:table-cell office:value-type="float" office:value="560131" table:style-name="ce38">
            <text:p>560.131</text:p>
          </table:table-cell>
          <table:table-cell office:value-type="percentage" office:value="0.66874606009665893" table:style-name="ce39">
            <text:p>66,9%</text:p>
          </table:table-cell>
          <table:table-cell office:value-type="float" office:value="846346" table:style-name="ce38">
            <text:p>846.346</text:p>
          </table:table-cell>
          <table:table-cell office:value-type="percentage" office:value="0.77519830002381429" table:style-name="ce39">
            <text:p>77,5%</text:p>
          </table:table-cell>
          <table:table-cell office:value-type="float" office:value="606387" table:style-name="ce38">
            <text:p>606.387</text:p>
          </table:table-cell>
          <table:table-cell office:value-type="percentage" office:value="0.46051619321741705" table:style-name="ce39">
            <text:p>46,1%</text:p>
          </table:table-cell>
          <table:table-cell office:value-type="float" office:value="151139" table:style-name="ce38">
            <text:p>151.139</text:p>
          </table:table-cell>
          <table:table-cell office:value-type="percentage" office:value="0.14467880212740702" table:style-name="ce39">
            <text:p>14,5%</text:p>
          </table:table-cell>
          <table:table-cell office:value-type="float" office:value="109860" table:style-name="ce38">
            <text:p>109.860</text:p>
          </table:table-cell>
          <table:table-cell office:value-type="percentage" office:value="0.13095174238767007" table:style-name="ce39">
            <text:p>13,1%</text:p>
          </table:table-cell>
          <table:table-cell office:value-type="float" office:value="9171" table:style-name="ce38">
            <text:p>9.171</text:p>
          </table:table-cell>
          <table:table-cell office:value-type="percentage" office:value="1.3976646153564799E-2" table:style-name="ce39">
            <text:p>1,4%</text:p>
          </table:table-cell>
          <table:table-cell office:value-type="float" office:value="3332013" table:style-name="ce38">
            <text:p>3.332.013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48512497888870121" table:style-name="ce39">
            <text:p>48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0291" table:style-name="ce38">
            <text:p>290.291</text:p>
          </table:table-cell>
          <table:table-cell office:value-type="percentage" office:value="1" table:style-name="ce39">
            <text:p>100,0%</text:p>
          </table:table-cell>
          <table:table-cell office:value-type="float" office:value="420102" table:style-name="ce38">
            <text:p>420.102</text:p>
          </table:table-cell>
          <table:table-cell office:value-type="percentage" office:value="0.959439275388136" table:style-name="ce39">
            <text:p>95,9%</text:p>
          </table:table-cell>
          <table:table-cell office:value-type="float" office:value="382253" table:style-name="ce38">
            <text:p>382.253</text:p>
          </table:table-cell>
          <table:table-cell office:value-type="percentage" office:value="0.65823070353074076" table:style-name="ce39">
            <text:p>65,8%</text:p>
          </table:table-cell>
          <table:table-cell office:value-type="float" office:value="586941" table:style-name="ce38">
            <text:p>586.941</text:p>
          </table:table-cell>
          <table:table-cell office:value-type="percentage" office:value="0.78016014163921876" table:style-name="ce39">
            <text:p>78,0%</text:p>
          </table:table-cell>
          <table:table-cell office:value-type="float" office:value="310239" table:style-name="ce38">
            <text:p>310.239</text:p>
          </table:table-cell>
          <table:table-cell office:value-type="percentage" office:value="0.36430644865827139" table:style-name="ce39">
            <text:p>36,4%</text:p>
          </table:table-cell>
          <table:table-cell office:value-type="float" office:value="68405" table:style-name="ce38">
            <text:p>68.405</text:p>
          </table:table-cell>
          <table:table-cell office:value-type="percentage" office:value="0.10543977039239533" table:style-name="ce39">
            <text:p>10,5%</text:p>
          </table:table-cell>
          <table:table-cell office:value-type="float" office:value="44921" table:style-name="ce38">
            <text:p>44.921</text:p>
          </table:table-cell>
          <table:table-cell office:value-type="percentage" office:value="8.703494883032438E-2" table:style-name="ce39">
            <text:p>8,7%</text:p>
          </table:table-cell>
          <table:table-cell office:value-type="float" office:value="1730" table:style-name="ce38">
            <text:p>1.730</text:p>
          </table:table-cell>
          <table:table-cell office:value-type="percentage" office:value="4.0750852116806548E-3" table:style-name="ce39">
            <text:p>0,4%</text:p>
          </table:table-cell>
          <table:table-cell office:value-type="float" office:value="2104882" table:style-name="ce38">
            <text:p>2.104.882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46895426693214753" table:style-name="ce39">
            <text:p>4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667" table:style-name="ce38">
            <text:p>76.667</text:p>
          </table:table-cell>
          <table:table-cell office:value-type="percentage" office:value="1" table:style-name="ce39">
            <text:p>100,0%</text:p>
          </table:table-cell>
          <table:table-cell office:value-type="float" office:value="91093" table:style-name="ce38">
            <text:p>91.093</text:p>
          </table:table-cell>
          <table:table-cell office:value-type="percentage" office:value="0.99147764378074799" table:style-name="ce39">
            <text:p>99,1%</text:p>
          </table:table-cell>
          <table:table-cell office:value-type="float" office:value="92596" table:style-name="ce38">
            <text:p>92.596</text:p>
          </table:table-cell>
          <table:table-cell office:value-type="percentage" office:value="0.73901210723321387" table:style-name="ce39">
            <text:p>73,9%</text:p>
          </table:table-cell>
          <table:table-cell office:value-type="float" office:value="148618" table:style-name="ce38">
            <text:p>148.618</text:p>
          </table:table-cell>
          <table:table-cell office:value-type="percentage" office:value="0.8782739220877458" table:style-name="ce39">
            <text:p>87,8%</text:p>
          </table:table-cell>
          <table:table-cell office:value-type="float" office:value="77332" table:style-name="ce38">
            <text:p>77.332</text:p>
          </table:table-cell>
          <table:table-cell office:value-type="percentage" office:value="0.48485836457797787" table:style-name="ce39">
            <text:p>48,5%</text:p>
          </table:table-cell>
          <table:table-cell office:value-type="float" office:value="19692" table:style-name="ce38">
            <text:p>19.692</text:p>
          </table:table-cell>
          <table:table-cell office:value-type="percentage" office:value="0.14752882475895085" table:style-name="ce39">
            <text:p>14,8%</text:p>
          </table:table-cell>
          <table:table-cell office:value-type="float" office:value="8607" table:style-name="ce38">
            <text:p>8.607</text:p>
          </table:table-cell>
          <table:table-cell office:value-type="percentage" office:value="7.5953053300388276E-2" table:style-name="ce39">
            <text:p>7,6%</text:p>
          </table:table-cell>
          <table:table-cell office:value-type="float" office:value="340" table:style-name="ce38">
            <text:p>340</text:p>
          </table:table-cell>
          <table:table-cell office:value-type="percentage" office:value="4.0117994100294981E-3" table:style-name="ce39">
            <text:p>0,4%</text:p>
          </table:table-cell>
          <table:table-cell office:value-type="float" office:value="514945" table:style-name="ce38">
            <text:p>514.94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54009336746948144" table:style-name="ce39">
            <text:p>5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095" table:style-name="ce38">
            <text:p>239.095</text:p>
          </table:table-cell>
          <table:table-cell office:value-type="percentage" office:value="1" table:style-name="ce39">
            <text:p>100,0%</text:p>
          </table:table-cell>
          <table:table-cell office:value-type="float" office:value="287332" table:style-name="ce38">
            <text:p>287.332</text:p>
          </table:table-cell>
          <table:table-cell office:value-type="percentage" office:value="0.99161380719348979" table:style-name="ce39">
            <text:p>99,2%</text:p>
          </table:table-cell>
          <table:table-cell office:value-type="float" office:value="207323" table:style-name="ce38">
            <text:p>207.323</text:p>
          </table:table-cell>
          <table:table-cell office:value-type="percentage" office:value="0.59759834201431428" table:style-name="ce39">
            <text:p>59,8%</text:p>
          </table:table-cell>
          <table:table-cell office:value-type="float" office:value="365413" table:style-name="ce38">
            <text:p>365.413</text:p>
          </table:table-cell>
          <table:table-cell office:value-type="percentage" office:value="0.90027815486500007" table:style-name="ce39">
            <text:p>90,0%</text:p>
          </table:table-cell>
          <table:table-cell office:value-type="float" office:value="170531" table:style-name="ce38">
            <text:p>170.531</text:p>
          </table:table-cell>
          <table:table-cell office:value-type="percentage" office:value="0.38475388124660159" table:style-name="ce39">
            <text:p>38,5%</text:p>
          </table:table-cell>
          <table:table-cell office:value-type="float" office:value="40671" table:style-name="ce38">
            <text:p>40.671</text:p>
          </table:table-cell>
          <table:table-cell office:value-type="percentage" office:value="0.12575755701776084" table:style-name="ce39">
            <text:p>12,6%</text:p>
          </table:table-cell>
          <table:table-cell office:value-type="float" office:value="19145" table:style-name="ce38">
            <text:p>19.145</text:p>
          </table:table-cell>
          <table:table-cell office:value-type="percentage" office:value="8.2885605309527627E-2" table:style-name="ce39">
            <text:p>8,3%</text:p>
          </table:table-cell>
          <table:table-cell office:value-type="float" office:value="326" table:style-name="ce38">
            <text:p>326</text:p>
          </table:table-cell>
          <table:table-cell office:value-type="percentage" office:value="1.8110406817512651E-3" table:style-name="ce39">
            <text:p>0,2%</text:p>
          </table:table-cell>
          <table:table-cell office:value-type="float" office:value="1329836" table:style-name="ce38">
            <text:p>1.329.836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54179573248612645" table:style-name="ce39">
            <text:p>54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44" table:style-name="ce38">
            <text:p>23.044</text:p>
          </table:table-cell>
          <table:table-cell office:value-type="percentage" office:value="1" table:style-name="ce39">
            <text:p>100,0%</text:p>
          </table:table-cell>
          <table:table-cell office:value-type="float" office:value="28325" table:style-name="ce38">
            <text:p>28.325</text:p>
          </table:table-cell>
          <table:table-cell office:value-type="percentage" office:value="1" table:style-name="ce39">
            <text:p>100,0%</text:p>
          </table:table-cell>
          <table:table-cell office:value-type="float" office:value="28665" table:style-name="ce38">
            <text:p>28.665</text:p>
          </table:table-cell>
          <table:table-cell office:value-type="percentage" office:value="0.75998197147250646" table:style-name="ce39">
            <text:p>76,0%</text:p>
          </table:table-cell>
          <table:table-cell office:value-type="float" office:value="40382" table:style-name="ce38">
            <text:p>40.382</text:p>
          </table:table-cell>
          <table:table-cell office:value-type="percentage" office:value="0.84722222222222221" table:style-name="ce39">
            <text:p>84,7%</text:p>
          </table:table-cell>
          <table:table-cell office:value-type="float" office:value="18811" table:style-name="ce38">
            <text:p>18.811</text:p>
          </table:table-cell>
          <table:table-cell office:value-type="percentage" office:value="0.35527980810999676" table:style-name="ce39">
            <text:p>35,5%</text:p>
          </table:table-cell>
          <table:table-cell office:value-type="float" office:value="5050" table:style-name="ce38">
            <text:p>5.050</text:p>
          </table:table-cell>
          <table:table-cell office:value-type="percentage" office:value="0.12843663368854752" table:style-name="ce39">
            <text:p>12,8%</text:p>
          </table:table-cell>
          <table:table-cell office:value-type="float" office:value="3338" table:style-name="ce38">
            <text:p>3.338</text:p>
          </table:table-cell>
          <table:table-cell office:value-type="percentage" office:value="0.10959353864337777" table:style-name="ce39">
            <text:p>11,0%</text:p>
          </table:table-cell>
          <table:table-cell office:value-type="float" office:value="147" table:style-name="ce38">
            <text:p>147</text:p>
          </table:table-cell>
          <table:table-cell office:value-type="percentage" office:value="5.7574808083973054E-3" table:style-name="ce39">
            <text:p>0,6%</text:p>
          </table:table-cell>
          <table:table-cell office:value-type="float" office:value="147762" table:style-name="ce38">
            <text:p>147.762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203436982779871" table:style-name="ce39">
            <text:p>52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7162" table:style-name="ce38">
            <text:p>367.162</text:p>
          </table:table-cell>
          <table:table-cell office:value-type="percentage" office:value="1" table:style-name="ce39">
            <text:p>100,0%</text:p>
          </table:table-cell>
          <table:table-cell office:value-type="float" office:value="501058" table:style-name="ce38">
            <text:p>501.058</text:p>
          </table:table-cell>
          <table:table-cell office:value-type="percentage" office:value="0.9524350812897634" table:style-name="ce39">
            <text:p>95,2%</text:p>
          </table:table-cell>
          <table:table-cell office:value-type="float" office:value="491459" table:style-name="ce38">
            <text:p>491.459</text:p>
          </table:table-cell>
          <table:table-cell office:value-type="percentage" office:value="0.69876713828497006" table:style-name="ce39">
            <text:p>69,9%</text:p>
          </table:table-cell>
          <table:table-cell office:value-type="float" office:value="792756" table:style-name="ce38">
            <text:p>792.756</text:p>
          </table:table-cell>
          <table:table-cell office:value-type="percentage" office:value="0.81493611627670304" table:style-name="ce39">
            <text:p>81,5%</text:p>
          </table:table-cell>
          <table:table-cell office:value-type="float" office:value="336369" table:style-name="ce38">
            <text:p>336.369</text:p>
          </table:table-cell>
          <table:table-cell office:value-type="percentage" office:value="0.28848830717058999" table:style-name="ce39">
            <text:p>28,8%</text:p>
          </table:table-cell>
          <table:table-cell office:value-type="float" office:value="131639" table:style-name="ce38">
            <text:p>131.639</text:p>
          </table:table-cell>
          <table:table-cell office:value-type="percentage" office:value="0.13861989806663577" table:style-name="ce39">
            <text:p>13,9%</text:p>
          </table:table-cell>
          <table:table-cell office:value-type="float" office:value="80538" table:style-name="ce38">
            <text:p>80.538</text:p>
          </table:table-cell>
          <table:table-cell office:value-type="percentage" office:value="0.10847233913599784" table:style-name="ce39">
            <text:p>10,8%</text:p>
          </table:table-cell>
          <table:table-cell office:value-type="float" office:value="4048" table:style-name="ce38">
            <text:p>4.048</text:p>
          </table:table-cell>
          <table:table-cell office:value-type="percentage" office:value="7.3129048924923494E-3" table:style-name="ce39">
            <text:p>0,7%</text:p>
          </table:table-cell>
          <table:table-cell office:value-type="float" office:value="2705029" table:style-name="ce38">
            <text:p>2.705.029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45250209227698451" table:style-name="ce39">
            <text:p>4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117" table:style-name="ce38">
            <text:p>72.117</text:p>
          </table:table-cell>
          <table:table-cell office:value-type="percentage" office:value="1" table:style-name="ce39">
            <text:p>100,0%</text:p>
          </table:table-cell>
          <table:table-cell office:value-type="float" office:value="98110" table:style-name="ce38">
            <text:p>98.110</text:p>
          </table:table-cell>
          <table:table-cell office:value-type="percentage" office:value="0.95345921729074146" table:style-name="ce39">
            <text:p>95,3%</text:p>
          </table:table-cell>
          <table:table-cell office:value-type="float" office:value="75441" table:style-name="ce38">
            <text:p>75.441</text:p>
          </table:table-cell>
          <table:table-cell office:value-type="percentage" office:value="0.5135219761893417" table:style-name="ce39">
            <text:p>51,4%</text:p>
          </table:table-cell>
          <table:table-cell office:value-type="float" office:value="176445" table:style-name="ce38">
            <text:p>176.445</text:p>
          </table:table-cell>
          <table:table-cell office:value-type="percentage" office:value="0.82738586487601751" table:style-name="ce39">
            <text:p>82,7%</text:p>
          </table:table-cell>
          <table:table-cell office:value-type="float" office:value="142080" table:style-name="ce38">
            <text:p>142.080</text:p>
          </table:table-cell>
          <table:table-cell office:value-type="percentage" office:value="0.55902453994971613" table:style-name="ce39">
            <text:p>55,9%</text:p>
          </table:table-cell>
          <table:table-cell office:value-type="float" office:value="22915" table:style-name="ce38">
            <text:p>22.915</text:p>
          </table:table-cell>
          <table:table-cell office:value-type="percentage" office:value="0.10963957455156147" table:style-name="ce39">
            <text:p>11,0%</text:p>
          </table:table-cell>
          <table:table-cell office:value-type="float" office:value="18078" table:style-name="ce38">
            <text:p>18.078</text:p>
          </table:table-cell>
          <table:table-cell office:value-type="percentage" office:value="0.10495332311550787" table:style-name="ce39">
            <text:p>10,5%</text:p>
          </table:table-cell>
          <table:table-cell office:value-type="float" office:value="922" table:style-name="ce38">
            <text:p>922</text:p>
          </table:table-cell>
          <table:table-cell office:value-type="percentage" office:value="6.4978082230397341E-3" table:style-name="ce39">
            <text:p>0,6%</text:p>
          </table:table-cell>
          <table:table-cell office:value-type="float" office:value="606108" table:style-name="ce38">
            <text:p>606.108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46262948073369425" table:style-name="ce39">
            <text:p>46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70" table:style-name="ce38">
            <text:p>41.870</text:p>
          </table:table-cell>
          <table:table-cell office:value-type="percentage" office:value="1" table:style-name="ce39">
            <text:p>100,0%</text:p>
          </table:table-cell>
          <table:table-cell office:value-type="float" office:value="55366" table:style-name="ce38">
            <text:p>55.366</text:p>
          </table:table-cell>
          <table:table-cell office:value-type="percentage" office:value="0.99236449670203608" table:style-name="ce39">
            <text:p>99,2%</text:p>
          </table:table-cell>
          <table:table-cell office:value-type="float" office:value="35934" table:style-name="ce38">
            <text:p>35.934</text:p>
          </table:table-cell>
          <table:table-cell office:value-type="percentage" office:value="0.48662044309625696" table:style-name="ce39">
            <text:p>48,7%</text:p>
          </table:table-cell>
          <table:table-cell office:value-type="float" office:value="85123" table:style-name="ce38">
            <text:p>85.123</text:p>
          </table:table-cell>
          <table:table-cell office:value-type="percentage" office:value="0.8803338366392951" table:style-name="ce39">
            <text:p>88,0%</text:p>
          </table:table-cell>
          <table:table-cell office:value-type="float" office:value="56786" table:style-name="ce38">
            <text:p>56.786</text:p>
          </table:table-cell>
          <table:table-cell office:value-type="percentage" office:value="0.52578655950815723" table:style-name="ce39">
            <text:p>52,6%</text:p>
          </table:table-cell>
          <table:table-cell office:value-type="float" office:value="11977" table:style-name="ce38">
            <text:p>11.977</text:p>
          </table:table-cell>
          <table:table-cell office:value-type="percentage" office:value="0.14724431713404065" table:style-name="ce39">
            <text:p>14,7%</text:p>
          </table:table-cell>
          <table:table-cell office:value-type="float" office:value="7987" table:style-name="ce38">
            <text:p>7.987</text:p>
          </table:table-cell>
          <table:table-cell office:value-type="percentage" office:value="0.11723692515449088" table:style-name="ce39">
            <text:p>11,7%</text:p>
          </table:table-cell>
          <table:table-cell office:value-type="float" office:value="369" table:style-name="ce38">
            <text:p>369</text:p>
          </table:table-cell>
          <table:table-cell office:value-type="percentage" office:value="6.5439455203234733E-3" table:style-name="ce39">
            <text:p>0,7%</text:p>
          </table:table-cell>
          <table:table-cell office:value-type="float" office:value="295412" table:style-name="ce38">
            <text:p>295.412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50814477925670076" table:style-name="ce39">
            <text:p>50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59954" table:style-name="ce38">
            <text:p>159.954</text:p>
          </table:table-cell>
          <table:table-cell office:value-type="percentage" office:value="1.0126875593542259" table:style-name="ce39">
            <text:p>101,3%</text:p>
          </table:table-cell>
          <table:table-cell office:value-type="float" office:value="208383" table:style-name="ce38">
            <text:p>208.383</text:p>
          </table:table-cell>
          <table:table-cell office:value-type="percentage" office:value="0.97795204640488831" table:style-name="ce39">
            <text:p>97,8%</text:p>
          </table:table-cell>
          <table:table-cell office:value-type="float" office:value="153235" table:style-name="ce38">
            <text:p>153.235</text:p>
          </table:table-cell>
          <table:table-cell office:value-type="percentage" office:value="0.54703536711183465" table:style-name="ce39">
            <text:p>54,7%</text:p>
          </table:table-cell>
          <table:table-cell office:value-type="float" office:value="289232" table:style-name="ce38">
            <text:p>289.232</text:p>
          </table:table-cell>
          <table:table-cell office:value-type="percentage" office:value="0.85073990299343782" table:style-name="ce39">
            <text:p>85,1%</text:p>
          </table:table-cell>
          <table:table-cell office:value-type="float" office:value="126057" table:style-name="ce38">
            <text:p>126.057</text:p>
          </table:table-cell>
          <table:table-cell office:value-type="percentage" office:value="0.3480958653312457" table:style-name="ce39">
            <text:p>34,8%</text:p>
          </table:table-cell>
          <table:table-cell office:value-type="float" office:value="38909" table:style-name="ce38">
            <text:p>38.909</text:p>
          </table:table-cell>
          <table:table-cell office:value-type="percentage" office:value="0.14933811309457556" table:style-name="ce39">
            <text:p>14,9%</text:p>
          </table:table-cell>
          <table:table-cell office:value-type="float" office:value="27262" table:style-name="ce38">
            <text:p>27.262</text:p>
          </table:table-cell>
          <table:table-cell office:value-type="percentage" office:value="0.13527246023003564" table:style-name="ce39">
            <text:p>13,5%</text:p>
          </table:table-cell>
          <table:table-cell office:value-type="float" office:value="1234" table:style-name="ce38">
            <text:p>1.234</text:p>
          </table:table-cell>
          <table:table-cell office:value-type="percentage" office:value="7.3188380010201295E-3" table:style-name="ce39">
            <text:p>0,7%</text:p>
          </table:table-cell>
          <table:table-cell office:value-type="float" office:value="1004266" table:style-name="ce38">
            <text:p>1.004.266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50619700263566036" table:style-name="ce39">
            <text:p>50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38" table:style-name="ce38">
            <text:p>2.338</text:p>
          </table:table-cell>
          <table:table-cell office:value-type="percentage" office:value="0.89750479846449138" table:style-name="ce39">
            <text:p>89,8%</text:p>
          </table:table-cell>
          <table:table-cell office:value-type="float" office:value="3749" table:style-name="ce38">
            <text:p>3.749</text:p>
          </table:table-cell>
          <table:table-cell office:value-type="percentage" office:value="0.86822603056970815" table:style-name="ce39">
            <text:p>86,8%</text:p>
          </table:table-cell>
          <table:table-cell office:value-type="float" office:value="4126" table:style-name="ce38">
            <text:p>4.126</text:p>
          </table:table-cell>
          <table:table-cell office:value-type="percentage" office:value="0.52513682066946676" table:style-name="ce39">
            <text:p>52,5%</text:p>
          </table:table-cell>
          <table:table-cell office:value-type="float" office:value="9286" table:style-name="ce38">
            <text:p>9.286</text:p>
          </table:table-cell>
          <table:table-cell office:value-type="percentage" office:value="0.80356524749048108" table:style-name="ce39">
            <text:p>80,4%</text:p>
          </table:table-cell>
          <table:table-cell office:value-type="float" office:value="8827" table:style-name="ce38">
            <text:p>8.827</text:p>
          </table:table-cell>
          <table:table-cell office:value-type="percentage" office:value="0.6982281284606866" table:style-name="ce39">
            <text:p>69,8%</text:p>
          </table:table-cell>
          <table:table-cell office:value-type="float" office:value="3122" table:style-name="ce38">
            <text:p>3.122</text:p>
          </table:table-cell>
          <table:table-cell office:value-type="percentage" office:value="0.26248528669917603" table:style-name="ce39">
            <text:p>26,2%</text:p>
          </table:table-cell>
          <table:table-cell office:value-type="float" office:value="1395" table:style-name="ce38">
            <text:p>1.395</text:p>
          </table:table-cell>
          <table:table-cell office:value-type="percentage" office:value="0.12719978116166683" table:style-name="ce39">
            <text:p>12,7%</text:p>
          </table:table-cell>
          <table:table-cell office:value-type="float" office:value="166" table:style-name="ce38">
            <text:p>166</text:p>
          </table:table-cell>
          <table:table-cell office:value-type="percentage" office:value="1.8189787420556651E-2" table:style-name="ce39">
            <text:p>1,8%</text:p>
          </table:table-cell>
          <table:table-cell office:value-type="float" office:value="33009" table:style-name="ce38">
            <text:p>33.009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46514478968505601" table:style-name="ce39">
            <text:p>46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892" table:style-name="ce38">
            <text:p>1.892</text:p>
          </table:table-cell>
          <table:table-cell office:value-type="percentage" office:value="0.80544912728820772" table:style-name="ce39">
            <text:p>80,5%</text:p>
          </table:table-cell>
          <table:table-cell office:value-type="float" office:value="3100" table:style-name="ce38">
            <text:p>3.100</text:p>
          </table:table-cell>
          <table:table-cell office:value-type="percentage" office:value="0.82710779082177166" table:style-name="ce39">
            <text:p>82,7%</text:p>
          </table:table-cell>
          <table:table-cell office:value-type="float" office:value="5305" table:style-name="ce38">
            <text:p>5.305</text:p>
          </table:table-cell>
          <table:table-cell office:value-type="percentage" office:value="0.67778203654018143" table:style-name="ce39">
            <text:p>67,8%</text:p>
          </table:table-cell>
          <table:table-cell office:value-type="float" office:value="8594" table:style-name="ce38">
            <text:p>8.594</text:p>
          </table:table-cell>
          <table:table-cell office:value-type="percentage" office:value="0.76059828303389676" table:style-name="ce39">
            <text:p>76,1%</text:p>
          </table:table-cell>
          <table:table-cell office:value-type="float" office:value="8414" table:style-name="ce38">
            <text:p>8.414</text:p>
          </table:table-cell>
          <table:table-cell office:value-type="percentage" office:value="0.7010498250291618" table:style-name="ce39">
            <text:p>70,1%</text:p>
          </table:table-cell>
          <table:table-cell office:value-type="float" office:value="3683" table:style-name="ce38">
            <text:p>3.683</text:p>
          </table:table-cell>
          <table:table-cell office:value-type="percentage" office:value="0.30355229539273054" table:style-name="ce39">
            <text:p>30,4%</text:p>
          </table:table-cell>
          <table:table-cell office:value-type="float" office:value="1400" table:style-name="ce38">
            <text:p>1.400</text:p>
          </table:table-cell>
          <table:table-cell office:value-type="percentage" office:value="0.11671529804085036" table:style-name="ce39">
            <text:p>11,7%</text:p>
          </table:table-cell>
          <table:table-cell office:value-type="float" office:value="129" table:style-name="ce38">
            <text:p>129</text:p>
          </table:table-cell>
          <table:table-cell office:value-type="percentage" office:value="1.3473992061834134E-2" table:style-name="ce39">
            <text:p>1,3%</text:p>
          </table:table-cell>
          <table:table-cell office:value-type="float" office:value="32517" table:style-name="ce38">
            <text:p>32.517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45845728706980415" table:style-name="ce39">
            <text:p>45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0" table:style-name="ce38">
            <text:p>20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2890" table:style-name="ce38">
            <text:p>2.890</text:p>
          </table:table-cell>
          <table:table-cell office:value-type="string" table:style-name="ce39">
            <text:p>-</text:p>
          </table:table-cell>
          <table:table-cell office:value-type="float" office:value="8107" table:style-name="ce38">
            <text:p>8.107</text:p>
          </table:table-cell>
          <table:table-cell office:value-type="string" table:style-name="ce39">
            <text:p>-</text:p>
          </table:table-cell>
          <table:table-cell office:value-type="float" office:value="17530" table:style-name="ce38">
            <text:p>17.530</text:p>
          </table:table-cell>
          <table:table-cell office:value-type="string" table:style-name="ce39">
            <text:p>-</text:p>
          </table:table-cell>
          <table:table-cell office:value-type="float" office:value="22728" table:style-name="ce38">
            <text:p>22.728</text:p>
          </table:table-cell>
          <table:table-cell office:value-type="string" table:style-name="ce39">
            <text:p>-</text:p>
          </table:table-cell>
          <table:table-cell office:value-type="float" office:value="16275" table:style-name="ce38">
            <text:p>16.275</text:p>
          </table:table-cell>
          <table:table-cell office:value-type="string" table:style-name="ce39">
            <text:p>-</text:p>
          </table:table-cell>
          <table:table-cell office:value-type="float" office:value="569" table:style-name="ce38">
            <text:p>569</text:p>
          </table:table-cell>
          <table:table-cell office:value-type="string" table:style-name="ce39">
            <text:p>-</text:p>
          </table:table-cell>
          <table:table-cell office:value-type="float" office:value="68132" table:style-name="ce38">
            <text:p>68.132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4" table:style-name="ce41">
            <text:p>4</text:p>
          </table:table-cell>
          <table:table-cell office:value-type="string" table:style-name="ce42">
            <text:p>-</text:p>
          </table:table-cell>
          <table:table-cell office:value-type="float" office:value="8" table:style-name="ce41">
            <text:p>8</text:p>
          </table:table-cell>
          <table:table-cell office:value-type="string" table:style-name="ce42">
            <text:p>-</text:p>
          </table:table-cell>
          <table:table-cell office:value-type="float" office:value="43" table:style-name="ce41">
            <text:p>43</text:p>
          </table:table-cell>
          <table:table-cell office:value-type="string" table:style-name="ce42">
            <text:p>-</text:p>
          </table:table-cell>
          <table:table-cell office:value-type="float" office:value="209" table:style-name="ce41">
            <text:p>209</text:p>
          </table:table-cell>
          <table:table-cell office:value-type="string" table:style-name="ce42">
            <text:p>-</text:p>
          </table:table-cell>
          <table:table-cell office:value-type="float" office:value="285" table:style-name="ce41">
            <text:p>285</text:p>
          </table:table-cell>
          <table:table-cell office:value-type="string" table:style-name="ce42">
            <text:p>-</text:p>
          </table:table-cell>
          <table:table-cell office:value-type="float" office:value="237" table:style-name="ce41">
            <text:p>237</text:p>
          </table:table-cell>
          <table:table-cell office:value-type="string" table:style-name="ce42">
            <text:p>-</text:p>
          </table:table-cell>
          <table:table-cell office:value-type="float" office:value="145" table:style-name="ce41">
            <text:p>145</text:p>
          </table:table-cell>
          <table:table-cell office:value-type="string" table:style-name="ce42">
            <text:p>-</text:p>
          </table:table-cell>
          <table:table-cell office:value-type="float" office:value="8" table:style-name="ce41">
            <text:p>8</text:p>
          </table:table-cell>
          <table:table-cell office:value-type="string" table:style-name="ce42">
            <text:p>-</text:p>
          </table:table-cell>
          <table:table-cell office:value-type="float" office:value="939" table:style-name="ce41">
            <text:p>939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74823" table:style-name="ce45">
            <text:p>2.874.823</text:p>
          </table:table-cell>
          <table:table-cell office:value-type="percentage" office:value="1" table:style-name="ce46">
            <text:p>100,0%</text:p>
          </table:table-cell>
          <table:table-cell office:value-type="float" office:value="3846319" table:style-name="ce45">
            <text:p>3.846.319</text:p>
          </table:table-cell>
          <table:table-cell office:value-type="percentage" office:value="0.97128163947631907" table:style-name="ce46">
            <text:p>97,1%</text:p>
          </table:table-cell>
          <table:table-cell office:value-type="float" office:value="3324031" table:style-name="ce45">
            <text:p>3.324.031</text:p>
          </table:table-cell>
          <table:table-cell office:value-type="percentage" office:value="0.6228292523158202" table:style-name="ce46">
            <text:p>62,3%</text:p>
          </table:table-cell>
          <table:table-cell office:value-type="float" office:value="5724219" table:style-name="ce45">
            <text:p>5.724.219</text:p>
          </table:table-cell>
          <table:table-cell office:value-type="percentage" office:value="0.81387316291940093" table:style-name="ce46">
            <text:p>81,4%</text:p>
          </table:table-cell>
          <table:table-cell office:value-type="float" office:value="3327707" table:style-name="ce45">
            <text:p>3.327.707</text:p>
          </table:table-cell>
          <table:table-cell office:value-type="percentage" office:value="0.42166977941611589" table:style-name="ce46">
            <text:p>42,2%</text:p>
          </table:table-cell>
          <table:table-cell office:value-type="float" office:value="859215" table:style-name="ce45">
            <text:p>859.215</text:p>
          </table:table-cell>
          <table:table-cell office:value-type="percentage" office:value="0.13790680955951004" table:style-name="ce46">
            <text:p>13,8%</text:p>
          </table:table-cell>
          <table:table-cell office:value-type="float" office:value="543011" table:style-name="ce45">
            <text:p>543.011</text:p>
          </table:table-cell>
          <table:table-cell office:value-type="percentage" office:value="0.10981810607041159" table:style-name="ce46">
            <text:p>11,0%</text:p>
          </table:table-cell>
          <table:table-cell office:value-type="float" office:value="29180" table:style-name="ce45">
            <text:p>29.180</text:p>
          </table:table-cell>
          <table:table-cell office:value-type="percentage" office:value="7.503820056440659E-3" table:style-name="ce46">
            <text:p>0,8%</text:p>
          </table:table-cell>
          <table:table-cell office:value-type="float" office:value="20528505" table:style-name="ce45">
            <text:p>20.528.505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48738341209236213" table:style-name="ce46">
            <text:p>48,7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7-08T14:48:48Z</meta:creation-date>
    <dc:date>2021-07-08T14:49:07Z</dc:date>
  </office:meta>
</office:document-meta>
</file>